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6" manifest:media-type="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6000001B2000001D45641F91C7BBE0BAE.svm" manifest:media-type="image/x-svm"/>
  <manifest:file-entry manifest:full-path="Pictures/1000020000000010000000123B766D73B95A0367.png" manifest:media-type="image/png"/>
  <manifest:file-entry manifest:full-path="Pictures/20000016000001B3000001D467BC05EC0B589396.svm" manifest:media-type="image/x-svm"/>
  <manifest:file-entry manifest:full-path="Pictures/10000200000000100000001287EB8C92C7AC135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OpenSymbol2" svg:font-family="OpenSymbo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B1" style:family="table-cell">
      <style:table-cell-properties fo:padding="0.097cm" fo:border="1pt solid #000000"/>
    </style:style>
    <style:style style:name="Tableau1.A2" style:family="table-cell">
      <style:table-cell-properties fo:padding="0.097cm" fo:border-left="1pt solid #000000" fo:border-right="none" fo:border-top="none" fo:border-bottom="none"/>
    </style:style>
    <style:style style:name="Tableau1.B2" style:family="table-cell">
      <style:table-cell-properties fo:padding="0.097cm" fo:border-left="1pt solid #000000" fo:border-right="1pt solid #000000" fo:border-top="none" fo:border-bottom="none"/>
    </style:style>
    <style:style style:name="Tableau1.A4" style:family="table-cell">
      <style:table-cell-properties fo:padding="0.097cm" fo:border-left="1pt solid #000000" fo:border-right="none" fo:border-top="none" fo:border-bottom="1pt solid #000000"/>
    </style:style>
    <style:style style:name="Tableau1.B4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paragraph-rsid="002bc980"/>
    </style:style>
    <style:style style:name="P2" style:family="paragraph" style:parent-style-name="Standard">
      <style:paragraph-properties fo:text-align="center" style:justify-single-word="false"/>
      <style:text-properties officeooo:rsid="002bc980" officeooo:paragraph-rsid="002bc980"/>
    </style:style>
    <style:style style:name="P3" style:family="paragraph" style:parent-style-name="Standard">
      <style:paragraph-properties fo:text-align="start" style:justify-single-word="false"/>
      <style:text-properties officeooo:rsid="002bc980" officeooo:paragraph-rsid="00345b3e"/>
    </style:style>
    <style:style style:name="P4" style:family="paragraph" style:parent-style-name="Standard">
      <style:text-properties officeooo:paragraph-rsid="0032ac86"/>
    </style:style>
    <style:style style:name="P5" style:family="paragraph" style:parent-style-name="Standard">
      <style:text-properties officeooo:rsid="00308cb0" officeooo:paragraph-rsid="00308cb0"/>
    </style:style>
    <style:style style:name="P6" style:family="paragraph" style:parent-style-name="Standard">
      <style:paragraph-properties>
        <style:tab-stops>
          <style:tab-stop style:position="3.5cm"/>
          <style:tab-stop style:position="4.3cm"/>
        </style:tab-stops>
      </style:paragraph-properties>
      <style:text-properties officeooo:paragraph-rsid="002fc22d"/>
    </style:style>
    <style:style style:name="P7" style:family="paragraph" style:parent-style-name="Standard">
      <style:paragraph-properties>
        <style:tab-stops>
          <style:tab-stop style:position="3.5cm"/>
          <style:tab-stop style:position="4.3cm"/>
        </style:tab-stops>
      </style:paragraph-properties>
      <style:text-properties officeooo:paragraph-rsid="0032ac86"/>
    </style:style>
    <style:style style:name="P8" style:family="paragraph" style:parent-style-name="Standard">
      <style:text-properties officeooo:rsid="00448ea9" officeooo:paragraph-rsid="00448ea9"/>
    </style:style>
    <style:style style:name="P9" style:family="paragraph" style:parent-style-name="Standard">
      <style:text-properties officeooo:rsid="00448ea9" officeooo:paragraph-rsid="004c4081"/>
    </style:style>
    <style:style style:name="P10" style:family="paragraph" style:parent-style-name="Standard">
      <style:text-properties officeooo:rsid="00448ea9" officeooo:paragraph-rsid="0051d428"/>
    </style:style>
    <style:style style:name="P11" style:family="paragraph" style:parent-style-name="Standard">
      <style:text-properties officeooo:rsid="00448ea9" officeooo:paragraph-rsid="00d722ba"/>
    </style:style>
    <style:style style:name="P12" style:family="paragraph" style:parent-style-name="Standard">
      <style:text-properties officeooo:paragraph-rsid="0049e631"/>
    </style:style>
    <style:style style:name="P13" style:family="paragraph" style:parent-style-name="Standard">
      <style:paragraph-properties>
        <style:tab-stops/>
      </style:paragraph-properties>
      <style:text-properties officeooo:paragraph-rsid="004a8914"/>
    </style:style>
    <style:style style:name="P14" style:family="paragraph" style:parent-style-name="Standard">
      <style:text-properties officeooo:paragraph-rsid="00504b4c"/>
    </style:style>
    <style:style style:name="P15" style:family="paragraph" style:parent-style-name="Standard">
      <style:text-properties officeooo:paragraph-rsid="00632cbc"/>
    </style:style>
    <style:style style:name="P16" style:family="paragraph" style:parent-style-name="Standard">
      <style:text-properties fo:color="#333333" officeooo:rsid="00448ea9" officeooo:paragraph-rsid="0051d428"/>
    </style:style>
    <style:style style:name="P17" style:family="paragraph" style:parent-style-name="Standard">
      <style:paragraph-properties>
        <style:tab-stops>
          <style:tab-stop style:position="3.5cm"/>
          <style:tab-stop style:position="4.3cm"/>
        </style:tab-stops>
      </style:paragraph-properties>
      <style:text-properties fo:color="#333333" officeooo:paragraph-rsid="00a7ee4a"/>
    </style:style>
    <style:style style:name="P18" style:family="paragraph" style:parent-style-name="Standard">
      <style:paragraph-properties>
        <style:tab-stops>
          <style:tab-stop style:position="3.5cm"/>
          <style:tab-stop style:position="4.3cm"/>
        </style:tab-stops>
      </style:paragraph-properties>
      <style:text-properties fo:color="#333333" officeooo:paragraph-rsid="00a9e66f"/>
    </style:style>
    <style:style style:name="P19" style:family="paragraph" style:parent-style-name="Standard">
      <style:paragraph-properties fo:line-height="150%">
        <style:tab-stops>
          <style:tab-stop style:position="3cm"/>
        </style:tab-stops>
      </style:paragraph-properties>
      <style:text-properties fo:color="#333333" officeooo:paragraph-rsid="004e40b2"/>
    </style:style>
    <style:style style:name="P20" style:family="paragraph" style:parent-style-name="Standard">
      <style:paragraph-properties fo:line-height="150%">
        <style:tab-stops>
          <style:tab-stop style:position="3cm"/>
        </style:tab-stops>
      </style:paragraph-properties>
      <style:text-properties fo:color="#333333" officeooo:paragraph-rsid="00d722ba"/>
    </style:style>
    <style:style style:name="P21" style:family="paragraph" style:parent-style-name="Standard">
      <style:paragraph-properties fo:line-height="150%">
        <style:tab-stops>
          <style:tab-stop style:position="3cm"/>
        </style:tab-stops>
      </style:paragraph-properties>
      <style:text-properties fo:color="#333333" officeooo:paragraph-rsid="00c9a5bf"/>
    </style:style>
    <style:style style:name="P22" style:family="paragraph" style:parent-style-name="Standard">
      <style:paragraph-properties fo:line-height="150%">
        <style:tab-stops>
          <style:tab-stop style:position="3cm"/>
        </style:tab-stops>
      </style:paragraph-properties>
      <style:text-properties fo:color="#333333" officeooo:paragraph-rsid="00c9d917"/>
    </style:style>
    <style:style style:name="P23" style:family="paragraph" style:parent-style-name="Standard">
      <style:text-properties officeooo:rsid="004e40b2"/>
    </style:style>
    <style:style style:name="P24" style:family="paragraph" style:parent-style-name="Standard">
      <style:text-properties officeooo:paragraph-rsid="004e40b2"/>
    </style:style>
    <style:style style:name="P25" style:family="paragraph" style:parent-style-name="Standard">
      <style:text-properties officeooo:rsid="00bdaa54" officeooo:paragraph-rsid="00bdaa54"/>
    </style:style>
    <style:style style:name="P26" style:family="paragraph" style:parent-style-name="Standard">
      <style:paragraph-properties fo:text-align="center" style:justify-single-word="false"/>
      <style:text-properties officeooo:rsid="00bdaa54" officeooo:paragraph-rsid="00bdaa54"/>
    </style:style>
    <style:style style:name="P27" style:family="paragraph" style:parent-style-name="Standard">
      <style:text-properties officeooo:rsid="001460a3" officeooo:paragraph-rsid="001460a3"/>
    </style:style>
    <style:style style:name="P28" style:family="paragraph" style:parent-style-name="Standard">
      <style:paragraph-properties>
        <style:tab-stops>
          <style:tab-stop style:position="3.5cm"/>
          <style:tab-stop style:position="4.3cm"/>
        </style:tab-stops>
      </style:paragraph-properties>
      <style:text-properties fo:color="#111111" officeooo:paragraph-rsid="00a7ee4a"/>
    </style:style>
    <style:style style:name="P29" style:family="paragraph" style:parent-style-name="Standard">
      <style:paragraph-properties>
        <style:tab-stops>
          <style:tab-stop style:position="3.5cm"/>
          <style:tab-stop style:position="4.3cm"/>
        </style:tab-stops>
      </style:paragraph-properties>
      <style:text-properties fo:color="#111111" officeooo:paragraph-rsid="00a9e66f"/>
    </style:style>
    <style:style style:name="P30" style:family="paragraph" style:parent-style-name="Standard">
      <style:text-properties style:text-underline-style="none" fo:font-weight="bold" officeooo:rsid="00308cb0" officeooo:paragraph-rsid="00362c32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308cb0" officeooo:paragraph-rsid="00308cb0" style:font-weight-asian="bold" style:font-weight-complex="bold"/>
    </style:style>
    <style:style style:name="P32" style:family="paragraph" style:parent-style-name="Standard">
      <style:text-properties officeooo:rsid="00b3bde9"/>
    </style:style>
    <style:style style:name="P33" style:family="paragraph" style:parent-style-name="Standard">
      <style:paragraph-properties>
        <style:tab-stops>
          <style:tab-stop style:position="3cm"/>
        </style:tab-stops>
      </style:paragraph-properties>
      <style:text-properties officeooo:paragraph-rsid="004e40b2"/>
    </style:style>
    <style:style style:name="P34" style:family="paragraph" style:parent-style-name="Standard">
      <style:paragraph-properties>
        <style:tab-stops>
          <style:tab-stop style:position="3cm"/>
        </style:tab-stops>
      </style:paragraph-properties>
      <style:text-properties officeooo:paragraph-rsid="00504b4c"/>
    </style:style>
    <style:style style:name="P35" style:family="paragraph" style:parent-style-name="Standard">
      <style:text-properties officeooo:rsid="00cdbac8" officeooo:paragraph-rsid="00cdbac8"/>
    </style:style>
    <style:style style:name="P36" style:family="paragraph" style:parent-style-name="Standard">
      <style:text-properties officeooo:paragraph-rsid="00d722ba"/>
    </style:style>
    <style:style style:name="P37" style:family="paragraph" style:parent-style-name="Standard">
      <style:paragraph-properties fo:line-height="150%">
        <style:tab-stops>
          <style:tab-stop style:position="3cm"/>
        </style:tab-stops>
      </style:paragraph-properties>
      <style:text-properties officeooo:paragraph-rsid="00c9d917"/>
    </style:style>
    <style:style style:name="P38" style:family="paragraph" style:parent-style-name="Standard">
      <style:paragraph-properties fo:margin-top="0.4cm" fo:margin-bottom="0cm" loext:contextual-spacing="false"/>
      <style:text-properties officeooo:paragraph-rsid="002fc22d"/>
    </style:style>
    <style:style style:name="P39" style:family="paragraph" style:parent-style-name="Text_20_body">
      <style:paragraph-properties fo:break-before="page"/>
      <style:text-properties fo:color="#111111" officeooo:paragraph-rsid="00c68e5a"/>
    </style:style>
    <style:style style:name="P40" style:family="paragraph" style:parent-style-name="Standard" style:list-style-name="tfPuce">
      <style:text-properties officeooo:paragraph-rsid="0031836c"/>
    </style:style>
    <style:style style:name="P41" style:family="paragraph" style:parent-style-name="Standard" style:list-style-name="tfPuce">
      <style:text-properties officeooo:paragraph-rsid="00362c32"/>
    </style:style>
    <style:style style:name="P42" style:family="paragraph" style:parent-style-name="Standard" style:list-style-name="tfPuce">
      <style:text-properties officeooo:paragraph-rsid="00b0e4d6"/>
    </style:style>
    <style:style style:name="P43" style:family="paragraph" style:parent-style-name="Standard" style:list-style-name="tfPuce">
      <style:text-properties officeooo:rsid="0031836c" officeooo:paragraph-rsid="0031836c"/>
    </style:style>
    <style:style style:name="P44" style:family="paragraph" style:parent-style-name="Text_20_body" style:list-style-name="tfPuce"/>
    <style:style style:name="P45" style:family="paragraph" style:parent-style-name="Text_20_body" style:list-style-name="tfPuce">
      <style:text-properties officeooo:paragraph-rsid="00c98bac"/>
    </style:style>
    <style:style style:name="P46" style:family="paragraph" style:parent-style-name="Text_20_body" style:list-style-name="tfPuce">
      <style:text-properties officeooo:paragraph-rsid="00c68e5a"/>
    </style:style>
    <style:style style:name="P47" style:family="paragraph" style:parent-style-name="Text_20_body" style:list-style-name="tfPuce">
      <style:text-properties officeooo:rsid="00c673b8" officeooo:paragraph-rsid="00c673b8"/>
    </style:style>
    <style:style style:name="P48" style:family="paragraph" style:parent-style-name="tfTitre_20_I_29_">
      <style:text-properties officeooo:rsid="00bdaa54"/>
    </style:style>
    <style:style style:name="P49" style:family="paragraph" style:parent-style-name="tfTitre_20_I_29_" style:master-page-name="Right_20_Page">
      <style:paragraph-properties style:page-number="auto"/>
    </style:style>
    <style:style style:name="P50" style:family="paragraph" style:parent-style-name="tfTitre_20_I_29_" style:list-style-name="tfNum_20_I_29_">
      <style:paragraph-properties fo:break-before="page"/>
      <style:text-properties officeooo:rsid="00c9d917" officeooo:paragraph-rsid="00c9d917"/>
    </style:style>
    <style:style style:name="P51" style:family="paragraph" style:parent-style-name="tfTitre_20_1_29_">
      <style:paragraph-properties fo:break-before="page"/>
    </style:style>
    <style:style style:name="P52" style:family="paragraph" style:parent-style-name="Table_20_Contents" style:list-style-name="tfPuce">
      <style:text-properties officeooo:paragraph-rsid="00b0e4d6"/>
    </style:style>
    <style:style style:name="P5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ff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/>
      <style:paragraph-properties fo:text-align="cente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cccccc"/>
      <style:text-properties fo:font-size="18pt" style:font-size-asian="18pt" style:font-size-complex="18pt"/>
    </style:style>
    <style:style style:name="P6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officeooo:rsid="002bc980"/>
    </style:style>
    <style:style style:name="T2" style:family="text">
      <style:text-properties style:text-underline-style="solid" style:text-underline-width="auto" style:text-underline-color="font-color" officeooo:rsid="00632cb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c980" style:font-style-asian="italic" style:font-style-complex="italic"/>
    </style:style>
    <style:style style:name="T5" style:family="text">
      <style:text-properties fo:font-style="italic" officeooo:rsid="002fc22d" style:font-style-asian="italic" style:font-style-complex="italic"/>
    </style:style>
    <style:style style:name="T6" style:family="text">
      <style:text-properties fo:font-style="italic" officeooo:rsid="0031836c" style:font-style-asian="italic" style:font-style-complex="italic"/>
    </style:style>
    <style:style style:name="T7" style:family="text">
      <style:text-properties fo:font-style="italic" officeooo:rsid="00448ea9" style:font-style-asian="italic" style:font-style-complex="italic"/>
    </style:style>
    <style:style style:name="T8" style:family="text">
      <style:text-properties fo:font-style="italic" officeooo:rsid="0049e631" style:font-style-asian="italic" style:font-style-complex="italic"/>
    </style:style>
    <style:style style:name="T9" style:family="text">
      <style:text-properties fo:font-style="italic" officeooo:rsid="004a8914" style:font-style-asian="italic" style:font-style-complex="italic"/>
    </style:style>
    <style:style style:name="T10" style:family="text">
      <style:text-properties fo:font-style="italic" officeooo:rsid="004e40b2" style:font-style-asian="italic" style:font-style-complex="italic"/>
    </style:style>
    <style:style style:name="T11" style:family="text">
      <style:text-properties fo:font-style="italic" officeooo:rsid="0051d428" style:font-style-asian="italic" style:font-style-complex="italic"/>
    </style:style>
    <style:style style:name="T12" style:family="text">
      <style:text-properties fo:font-style="italic" officeooo:rsid="00703f81" style:font-style-asian="italic" style:font-style-complex="italic"/>
    </style:style>
    <style:style style:name="T13" style:family="text">
      <style:text-properties fo:font-style="italic" officeooo:rsid="00bf7163" style:font-style-asian="italic" style:font-style-complex="italic"/>
    </style:style>
    <style:style style:name="T14" style:family="text">
      <style:text-properties fo:font-style="italic" officeooo:rsid="00c46edf" style:font-style-asian="italic" style:font-style-complex="italic"/>
    </style:style>
    <style:style style:name="T15" style:family="text">
      <style:text-properties fo:font-style="italic" officeooo:rsid="00c5d591" style:font-style-asian="italic" style:font-style-complex="italic"/>
    </style:style>
    <style:style style:name="T16" style:family="text">
      <style:text-properties fo:font-style="italic" officeooo:rsid="00c62f61" style:font-style-asian="italic" style:font-style-complex="italic"/>
    </style:style>
    <style:style style:name="T17" style:family="text">
      <style:text-properties fo:font-style="italic" officeooo:rsid="00c673b8" style:font-style-asian="italic" style:font-style-complex="italic"/>
    </style:style>
    <style:style style:name="T18" style:family="text">
      <style:text-properties fo:font-style="italic" officeooo:rsid="00c68e5a" style:font-style-asian="italic" style:font-style-complex="italic"/>
    </style:style>
    <style:style style:name="T19" style:family="text">
      <style:text-properties fo:font-style="italic" officeooo:rsid="00c98bac" style:font-style-asian="italic" style:font-style-complex="italic"/>
    </style:style>
    <style:style style:name="T20" style:family="text">
      <style:text-properties fo:font-style="italic" officeooo:rsid="0049e631"/>
    </style:style>
    <style:style style:name="T21" style:family="text">
      <style:text-properties fo:font-style="italic" officeooo:rsid="00703f81"/>
    </style:style>
    <style:style style:name="T22" style:family="text">
      <style:text-properties fo:font-style="italic" officeooo:rsid="00bf7163"/>
    </style:style>
    <style:style style:name="T23" style:family="text">
      <style:text-properties fo:font-style="italic" officeooo:rsid="004a8914"/>
    </style:style>
    <style:style style:name="T24" style:family="text">
      <style:text-properties officeooo:rsid="002bc980"/>
    </style:style>
    <style:style style:name="T25" style:family="text">
      <style:text-properties officeooo:rsid="002fc22d"/>
    </style:style>
    <style:style style:name="T26" style:family="text">
      <style:text-properties officeooo:rsid="0031836c"/>
    </style:style>
    <style:style style:name="T27" style:family="text">
      <style:text-properties style:text-position="sub 58%" officeooo:rsid="0031836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362c32" style:font-style-asian="normal" style:font-style-complex="normal"/>
    </style:style>
    <style:style style:name="T30" style:family="text">
      <style:text-properties fo:font-style="normal" officeooo:rsid="00703f81" style:font-style-asian="normal" style:font-style-complex="normal"/>
    </style:style>
    <style:style style:name="T31" style:family="text">
      <style:text-properties fo:font-style="normal" officeooo:rsid="002fc22d" style:font-style-asian="normal" style:font-style-complex="normal"/>
    </style:style>
    <style:style style:name="T32" style:family="text">
      <style:text-properties fo:font-style="normal" officeooo:rsid="00bf7163" style:font-style-asian="normal" style:font-style-complex="normal"/>
    </style:style>
    <style:style style:name="T33" style:family="text">
      <style:text-properties fo:font-style="normal" officeooo:rsid="0031836c" style:font-style-asian="normal" style:font-style-complex="normal"/>
    </style:style>
    <style:style style:name="T34" style:family="text">
      <style:text-properties fo:font-style="normal" officeooo:rsid="00c18821" style:font-style-asian="normal" style:font-style-complex="normal"/>
    </style:style>
    <style:style style:name="T35" style:family="text">
      <style:text-properties fo:font-style="normal" officeooo:rsid="00c46edf" style:font-style-asian="normal" style:font-style-complex="normal"/>
    </style:style>
    <style:style style:name="T36" style:family="text">
      <style:text-properties fo:font-style="normal" officeooo:rsid="00c5d591" style:font-style-asian="normal" style:font-style-complex="normal"/>
    </style:style>
    <style:style style:name="T37" style:family="text">
      <style:text-properties fo:font-style="normal" officeooo:rsid="00c62f61" style:font-style-asian="normal" style:font-style-complex="normal"/>
    </style:style>
    <style:style style:name="T38" style:family="text">
      <style:text-properties fo:font-style="normal" officeooo:rsid="00c673b8" style:font-style-asian="normal" style:font-style-complex="normal"/>
    </style:style>
    <style:style style:name="T39" style:family="text">
      <style:text-properties fo:font-style="normal" officeooo:rsid="00c68e5a" style:font-style-asian="normal" style:font-style-complex="normal"/>
    </style:style>
    <style:style style:name="T40" style:family="text">
      <style:text-properties fo:font-style="normal" officeooo:rsid="00c98bac" style:font-style-asian="normal" style:font-style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448ea9" style:font-weight-asian="bold" style:font-weight-complex="bold"/>
    </style:style>
    <style:style style:name="T43" style:family="text">
      <style:text-properties fo:font-weight="bold" officeooo:rsid="0049e631" style:font-weight-asian="bold" style:font-weight-complex="bold"/>
    </style:style>
    <style:style style:name="T44" style:family="text">
      <style:text-properties fo:font-weight="bold" officeooo:rsid="004e40b2" style:font-weight-asian="bold" style:font-weight-complex="bold"/>
    </style:style>
    <style:style style:name="T45" style:family="text">
      <style:text-properties fo:font-weight="bold" officeooo:rsid="0051d428" style:font-weight-asian="bold" style:font-weight-complex="bold"/>
    </style:style>
    <style:style style:name="T46" style:family="text">
      <style:text-properties fo:font-weight="bold" officeooo:rsid="00aebc4b" style:font-weight-asian="bold" style:font-weight-complex="bold"/>
    </style:style>
    <style:style style:name="T47" style:family="text">
      <style:text-properties fo:font-weight="bold" officeooo:rsid="00cdbac8" style:font-weight-asian="bold" style:font-weight-complex="bold"/>
    </style:style>
    <style:style style:name="T48" style:family="text">
      <style:text-properties officeooo:rsid="00448ea9"/>
    </style:style>
    <style:style style:name="T49" style:family="text">
      <style:text-properties officeooo:rsid="0049e631"/>
    </style:style>
    <style:style style:name="T50" style:family="text">
      <style:text-properties officeooo:rsid="004a8914"/>
    </style:style>
    <style:style style:name="T51" style:family="text">
      <style:text-properties style:font-name="OpenSymbol1" officeooo:rsid="004e40b2"/>
    </style:style>
    <style:style style:name="T52" style:family="text">
      <style:text-properties style:font-name="OpenSymbol1" officeooo:rsid="00a7ee4a"/>
    </style:style>
    <style:style style:name="T53" style:family="text">
      <style:text-properties style:font-name="OpenSymbol1" fo:font-style="normal" officeooo:rsid="00c673b8" style:font-style-asian="normal" style:font-style-complex="normal"/>
    </style:style>
    <style:style style:name="T54" style:family="text">
      <style:text-properties style:font-name="OpenSymbol1" fo:font-style="normal" officeooo:rsid="00c46edf" style:font-style-asian="normal" style:font-style-complex="normal"/>
    </style:style>
    <style:style style:name="T55" style:family="text">
      <style:text-properties style:font-name="Times New Roman" officeooo:rsid="004e40b2"/>
    </style:style>
    <style:style style:name="T56" style:family="text">
      <style:text-properties style:font-name="Times New Roman" officeooo:rsid="002fc22d"/>
    </style:style>
    <style:style style:name="T57" style:family="text">
      <style:text-properties style:font-name="Times New Roman" fo:font-style="italic" officeooo:rsid="002fc22d" style:font-style-asian="italic" style:font-style-complex="italic"/>
    </style:style>
    <style:style style:name="T58" style:family="text">
      <style:text-properties style:font-name="Times New Roman" fo:font-style="italic" officeooo:rsid="004a8914"/>
    </style:style>
    <style:style style:name="T59" style:family="text">
      <style:text-properties style:font-name="Times New Roman" officeooo:rsid="004a8914"/>
    </style:style>
    <style:style style:name="T60" style:family="text">
      <style:text-properties officeooo:rsid="004e40b2"/>
    </style:style>
    <style:style style:name="T61" style:family="text">
      <style:text-properties style:font-name="OpenSymbol2" officeooo:rsid="004e40b2"/>
    </style:style>
    <style:style style:name="T62" style:family="text">
      <style:text-properties style:font-name="OpenSymbol2" officeooo:rsid="0051d428"/>
    </style:style>
    <style:style style:name="T63" style:family="text">
      <style:text-properties style:font-name="OpenSymbol2" officeooo:rsid="002fc22d"/>
    </style:style>
    <style:style style:name="T64" style:family="text">
      <style:text-properties style:font-name="OpenSymbol2" fo:font-style="normal" officeooo:rsid="0002a6ee" style:font-style-asian="normal" style:font-style-complex="normal"/>
    </style:style>
    <style:style style:name="T65" style:family="text">
      <style:text-properties officeooo:rsid="0051d428"/>
    </style:style>
    <style:style style:name="T66" style:family="text">
      <style:text-properties fo:color="#333333" style:font-name="Times New Roman" officeooo:rsid="004e40b2"/>
    </style:style>
    <style:style style:name="T67" style:family="text">
      <style:text-properties fo:color="#333333" style:font-name="Times New Roman" officeooo:rsid="002fc22d"/>
    </style:style>
    <style:style style:name="T68" style:family="text">
      <style:text-properties fo:color="#333333" style:font-name="Times New Roman" fo:font-style="italic" officeooo:rsid="004a8914"/>
    </style:style>
    <style:style style:name="T69" style:family="text">
      <style:text-properties fo:color="#333333" style:font-name="Times New Roman" officeooo:rsid="004a8914"/>
    </style:style>
    <style:style style:name="T70" style:family="text">
      <style:text-properties fo:color="#333333" officeooo:rsid="002fc22d"/>
    </style:style>
    <style:style style:name="T71" style:family="text">
      <style:text-properties fo:color="#333333" officeooo:rsid="0051d428"/>
    </style:style>
    <style:style style:name="T72" style:family="text">
      <style:text-properties fo:color="#333333" style:font-name="OpenSymbol1" officeooo:rsid="004e40b2"/>
    </style:style>
    <style:style style:name="T73" style:family="text">
      <style:text-properties officeooo:rsid="00703f81"/>
    </style:style>
    <style:style style:name="T74" style:family="text">
      <style:text-properties officeooo:rsid="00a553c0"/>
    </style:style>
    <style:style style:name="T75" style:family="text">
      <style:text-properties fo:font-size="24pt" officeooo:rsid="00a47c8d" style:font-size-asian="24pt" style:font-size-complex="24pt"/>
    </style:style>
    <style:style style:name="T76" style:family="text">
      <style:text-properties fo:font-size="24pt" officeooo:rsid="00a2e6d0" style:font-size-asian="24pt" style:font-size-complex="24pt"/>
    </style:style>
    <style:style style:name="T77" style:family="text">
      <style:text-properties fo:font-size="24pt" officeooo:rsid="00a6d842" style:font-size-asian="24pt" style:font-size-complex="24pt"/>
    </style:style>
    <style:style style:name="T78" style:family="text">
      <style:text-properties fo:color="#111111"/>
    </style:style>
    <style:style style:name="T79" style:family="text">
      <style:text-properties fo:color="#111111" fo:font-style="italic" style:font-style-asian="italic" style:font-style-complex="italic"/>
    </style:style>
    <style:style style:name="T80" style:family="text">
      <style:text-properties fo:color="#111111" fo:font-style="italic" officeooo:rsid="002bc980" style:font-style-asian="italic" style:font-style-complex="italic"/>
    </style:style>
    <style:style style:name="T81" style:family="text">
      <style:text-properties fo:color="#111111" fo:font-style="italic" officeooo:rsid="00c68e5a" style:font-style-asian="italic" style:font-style-complex="italic"/>
    </style:style>
    <style:style style:name="T82" style:family="text">
      <style:text-properties fo:color="#111111" fo:font-style="italic" officeooo:rsid="00c673b8" style:font-style-asian="italic" style:font-style-complex="italic"/>
    </style:style>
    <style:style style:name="T83" style:family="text">
      <style:text-properties fo:color="#111111" fo:font-style="italic" officeooo:rsid="00c46edf" style:font-style-asian="italic" style:font-style-complex="italic"/>
    </style:style>
    <style:style style:name="T84" style:family="text">
      <style:text-properties fo:color="#111111" fo:font-style="italic" officeooo:rsid="004a8914"/>
    </style:style>
    <style:style style:name="T85" style:family="text">
      <style:text-properties fo:color="#111111" officeooo:rsid="002bc980"/>
    </style:style>
    <style:style style:name="T86" style:family="text">
      <style:text-properties fo:color="#111111" officeooo:rsid="00b1f458"/>
    </style:style>
    <style:style style:name="T87" style:family="text">
      <style:text-properties fo:color="#111111" officeooo:rsid="002fc22d"/>
    </style:style>
    <style:style style:name="T88" style:family="text">
      <style:text-properties fo:color="#111111" style:font-name="OpenSymbol1" officeooo:rsid="00a7ee4a"/>
    </style:style>
    <style:style style:name="T89" style:family="text">
      <style:text-properties fo:color="#111111" style:font-name="OpenSymbol1" fo:font-style="normal" officeooo:rsid="00c46edf" style:font-style-asian="normal" style:font-style-complex="normal"/>
    </style:style>
    <style:style style:name="T90" style:family="text">
      <style:text-properties fo:color="#111111" officeooo:rsid="00c68e5a"/>
    </style:style>
    <style:style style:name="T91" style:family="text">
      <style:text-properties fo:color="#111111" fo:font-style="normal" officeooo:rsid="00c673b8" style:font-style-asian="normal" style:font-style-complex="normal"/>
    </style:style>
    <style:style style:name="T92" style:family="text">
      <style:text-properties fo:color="#111111" fo:font-style="normal" officeooo:rsid="00c68e5a" style:font-style-asian="normal" style:font-style-complex="normal"/>
    </style:style>
    <style:style style:name="T93" style:family="text">
      <style:text-properties fo:color="#111111" fo:font-style="normal" officeooo:rsid="00c46edf" style:font-style-asian="normal" style:font-style-complex="normal"/>
    </style:style>
    <style:style style:name="T94" style:family="text">
      <style:text-properties fo:color="#111111" style:font-name="OpenSymbol2" fo:font-style="normal" officeooo:rsid="0002a6ee" style:font-style-asian="normal" style:font-style-complex="normal"/>
    </style:style>
    <style:style style:name="T95" style:family="text">
      <style:text-properties fo:color="#111111" officeooo:rsid="004a8914"/>
    </style:style>
    <style:style style:name="T96" style:family="text">
      <style:text-properties officeooo:rsid="00b0e4d6"/>
    </style:style>
    <style:style style:name="T97" style:family="text">
      <style:text-properties officeooo:rsid="00b1f458"/>
    </style:style>
    <style:style style:name="T98" style:family="text">
      <style:text-properties officeooo:rsid="00b2d030"/>
    </style:style>
    <style:style style:name="T99" style:family="text">
      <style:text-properties officeooo:rsid="00bf7163"/>
    </style:style>
    <style:style style:name="T100" style:family="text">
      <style:text-properties officeooo:rsid="00c18821"/>
    </style:style>
    <style:style style:name="T101" style:family="text">
      <style:text-properties officeooo:rsid="00cdbac8"/>
    </style:style>
    <style:style style:name="T102" style:family="tex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00ff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color="#ff0000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size="18pt" style:font-size-asian="18pt" style:font-size-complex="18pt"/>
    </style:style>
    <style:style style:name="T109" style:family="text">
      <style:text-properties fo:font-size="18pt" style:text-underline-style="none" style:font-size-asian="18pt" style:font-size-complex="18pt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style:shadow="none" draw:shadow-opacity="100%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26cm" svg:stroke-color="#000000" draw:marker-start-width="0.199cm" draw:marker-start-center="false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489cm" fo:min-width="0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57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dash" draw:stroke-dash="Ultrafine_20_Dashed" svg:stroke-width="0.03cm" svg:stroke-color="#0000ff" draw:marker-start-width="0.21cm" draw:marker-start-center="false" draw:marker-end-width="0.21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cm" svg:stroke-color="#000000" draw:marker-start-width="0.25cm" draw:marker-start-center="false" draw:marker-end="Arrow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dash" draw:stroke-dash="Ultrafine_20_Dashed" svg:stroke-width="0.03cm" svg:stroke-color="#ff0000" draw:marker-start-width="0.21cm" draw:marker-start-center="false" draw:marker-end-width="0.21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Ultrafine_20_Dashed" svg:stroke-width="0.03cm" svg:stroke-color="#000000" draw:marker-start-width="0.21cm" draw:marker-start-center="false" draw:marker-end-width="0.21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6cm" svg:stroke-color="#000000" draw:marker-start-width="0.289cm" draw:marker-start-center="false" draw:marker-end="Arrow" draw:marker-end-width="0.199cm" draw:marker-end-center="false" draw:fill="none" draw:fill-color="#729fcf" draw:textarea-horizontal-align="justify" draw:textarea-vertical-align="middle" fo:padding-top="0.155cm" fo:padding-bottom="0.155cm" fo:padding-left="0.28cm" fo:padding-right="0.28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57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572cm" fo:min-width="0.22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57cm" fo:min-width="0.27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color="#000000" draw:fill="solid" draw:fill-color="#cccccc" fo:min-height="4.38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533cm" fo:min-width="0.2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612cm" fo:min-width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586cm" fo:min-width="0.22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572cm" fo:min-width="0.37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3cm" svg:stroke-color="#000000" draw:marker-start="" draw:marker-start-width="0.295cm" draw:marker-start-center="false" draw:marker-end="Arrow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color="#000000" draw:fill="solid" draw:fill-color="#cccccc" fo:min-height="2.19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solid" draw:fill-color="#cccccc" fo:min-height="5.114cm" fo:padding-top="0cm" fo:padding-bottom="0cm" fo:padding-left="0.101cm" fo:padding-right="0.101cm" style:run-through="foreground"/>
    </style:style>
    <style:style style:name="gr29" style:family="graphic">
      <style:graphic-properties draw:stroke="none" svg:stroke-color="#000000" draw:fill="solid" draw:fill-color="#cccccc" fo:min-height="3.65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<text:span text:style-name="T77">Équations</text:span><text:span text:style-name="T75"> de </text:span><text:span text:style-name="T76">droites</text:span></text:p>
      <text:p text:style-name="P27"/>
      <text:list xml:id="list3279981300" text:style-name="tfNum_20_I_29_">
        <text:list-item>
          <text:p text:style-name="P48">Équation d’une Droite</text:p>
        </text:list-item>
      </text:list>
      <text:list xml:id="list3784141340" text:style-name="tfNum_20_1_29_">
        <text:list-item>
          <text:p text:style-name="tfTitre_20_1_29_">Vecteur directeur d’une droite</text:p>
        </text:list-item>
      </text:list>
      <text:p text:style-name="P25">Soit <text:span text:style-name="T3">d</text:span> une droite du plan.</text:p>
      <text:p text:style-name="P25">On appelle vecteur directeur de <text:span text:style-name="T3">d</text:span> tout vecteur non nul <draw:frame draw:style-name="fr1" draw:name="Objet10" text:anchor-type="as-char" svg:y="-0.564cm" svg:width="0.55cm" svg:height="0.702cm" draw:z-index="14"><draw:object xlink:href="./Object 12" xlink:type="simple" xlink:show="embed" xlink:actuate="onLoad"/><draw:image xlink:href="./ObjectReplacements/Object 12" xlink:type="simple" xlink:show="embed" xlink:actuate="onLoad"/></draw:frame><text:s/>qui possède la même direction que la droite <text:span text:style-name="T13">d</text:span>.</text:p>
      <text:p text:style-name="P26"><draw:g text:anchor-type="as-char" draw:z-index="10" draw:name="Forme1" draw:style-name="gr1"><draw:line draw:style-name="gr23" draw:text-style-name="P71" svg:x1="-0.001cm" svg:y1="2.4cm" svg:x2="6.899cm" svg:y2="0cm"><text:p/></draw:line><draw:line draw:style-name="gr24" draw:text-style-name="P71" svg:x1="3.924cm" svg:y1="2.498cm" svg:x2="6.799cm" svg:y2="1.498cm"><text:p/></draw:line><draw:frame draw:style-name="gr25" draw:text-style-name="P72" svg:width="1.001cm" svg:height="1.001cm" svg:x="2.702cm" svg:y="0.453cm"><draw:text-box><text:p text:style-name="P55"><text:span text:style-name="T113">d</text:span></text:p></draw:text-box></draw:frame><draw:frame draw:style-name="gr13" draw:text-style-name="P61" svg:width="0.551cm" svg:height="0.703cm" svg:x="5.302cm" svg:y="2.051cm"><draw:image xlink:href="Pictures/20000016000001B2000001D45641F91C7BBE0BAE.svm" xlink:type="simple" xlink:show="embed" xlink:actuate="onLoad" loext:mime-type="image/x-svm"><text:p/></draw:image><draw:image xlink:href="Pictures/1000020000000010000000123B766D73B95A0367.png" xlink:type="simple" xlink:show="embed" xlink:actuate="onLoad" loext:mime-type="image/png"/></draw:frame></draw:g></text:p>
      <text:p text:style-name="P25"/>
      <text:p text:style-name="P25"/>
      <text:list xml:id="list221155181549575" text:continue-numbering="true" text:style-name="tfNum_20_1_29_">
        <text:list-item>
          <text:p text:style-name="tfTitre_20_1_29_">Équation réduite d’une droite « non verticale »</text:p>
        </text:list-item>
      </text:list>
      <text:p text:style-name="P15"><text:span text:style-name="T24">Soit </text:span><text:span text:style-name="T4">d</text:span><text:span text:style-name="T24"> une droite quelconque, </text:span><text:span text:style-name="T2">non </text:span><text:span text:style-name="T1">parallèle à l’axe des ordonnées</text:span><text:span text:style-name="T24">.</text:span></text:p>
      <text:p text:style-name="P15"><text:span text:style-name="T24">Cette droite coupe donc l'axe des ordonnées en un point que l’on appellera </text:span><text:span text:style-name="T4">B</text:span><text:span text:style-name="T24"> et elle a un vecteur directeur d’abscisse 1 que l’on appellera </text:span><text:span text:style-name="T24"><draw:frame draw:style-name="fr1" draw:name="Objet39" text:anchor-type="as-char" svg:y="-0.566cm" svg:width="0.55cm" svg:height="0.704cm" draw:z-index="26"><draw:object xlink:href="./Object 7" xlink:type="simple" xlink:show="embed" xlink:actuate="onLoad"/><draw:image xlink:href="./ObjectReplacements/Object 7" xlink:type="simple" xlink:show="embed" xlink:actuate="onLoad"/></draw:frame></text:span><text:span text:style-name="T24">.</text:span></text:p>
      <text:p text:style-name="P1"><text:span text:style-name="T24">Appelons </text:span><text:span text:style-name="T4">b</text:span><text:span text:style-name="T24"> l’ordonnée du point </text:span><text:span text:style-name="T4">B</text:span><text:span text:style-name="T24"> et </text:span><text:span text:style-name="T4">a</text:span><text:span text:style-name="T24"> celle de </text:span><text:span text:style-name="T24"><draw:frame draw:style-name="fr1" draw:name="Objet40" text:anchor-type="as-char" svg:y="-0.566cm" svg:width="0.55cm" svg:height="0.704cm" draw:z-index="28"><draw:object xlink:href="./Object 8" xlink:type="simple" xlink:show="embed" xlink:actuate="onLoad"/><draw:image xlink:href="./ObjectReplacements/Object 8" xlink:type="simple" xlink:show="embed" xlink:actuate="onLoad"/></draw:frame></text:span><text:span text:style-name="T24">. On a : </text:span><text:span text:style-name="T80">B</text:span><text:span text:style-name="T85">(0 ; </text:span><text:span text:style-name="T80">b</text:span><text:span text:style-name="T85">) et </text:span><text:span text:style-name="T24"><draw:frame draw:style-name="fr1" draw:name="Objet41" text:anchor-type="as-char" svg:y="-1.028cm" svg:width="1.575cm" svg:height="1.681cm" draw:z-index="29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2"><draw:g text:anchor-type="as-char" draw:z-index="0" draw:style-name="gr1"><draw:polygon draw:style-name="gr2" draw:text-style-name="P53" svg:width="0.014cm" svg:height="0.014cm" svg:x="0.507cm" svg:y="5.687cm" svg:viewBox="0 0 15 15" draw:points="0,0 15,0 15,15 0,15"><text:p/></draw:polygon><draw:polygon draw:style-name="gr2" draw:text-style-name="P53" svg:width="0.014cm" svg:height="0.014cm" svg:x="0.507cm" svg:y="3.686cm" svg:viewBox="0 0 15 15" draw:points="0,0 15,0 15,15 0,15"><text:p/></draw:polygon><draw:polygon draw:style-name="gr2" draw:text-style-name="P53" svg:width="0.014cm" svg:height="0.014cm" svg:x="0.507cm" svg:y="2.685cm" svg:viewBox="0 0 15 15" draw:points="0,0 15,0 15,15 0,15"><text:p/></draw:polygon><draw:polygon draw:style-name="gr2" draw:text-style-name="P53" svg:width="0.014cm" svg:height="0.014cm" svg:x="0.507cm" svg:y="1.685cm" svg:viewBox="0 0 15 15" draw:points="0,0 15,0 15,15 0,15"><text:p/></draw:polygon><draw:polygon draw:style-name="gr2" draw:text-style-name="P53" svg:width="0.014cm" svg:height="0.014cm" svg:x="0.507cm" svg:y="0.683cm" svg:viewBox="0 0 15 15" draw:points="0,0 15,0 15,15 0,15"><text:p/></draw:polygon><draw:polygon draw:style-name="gr2" draw:text-style-name="P53" svg:width="0.014cm" svg:height="0.014cm" svg:x="1.507cm" svg:y="5.687cm" svg:viewBox="0 0 15 15" draw:points="0,0 15,0 15,15 0,15"><text:p/></draw:polygon><draw:polygon draw:style-name="gr2" draw:text-style-name="P53" svg:width="0.014cm" svg:height="0.014cm" svg:x="1.507cm" svg:y="3.686cm" svg:viewBox="0 0 15 15" draw:points="0,0 15,0 15,15 0,15"><text:p/></draw:polygon><draw:polygon draw:style-name="gr2" draw:text-style-name="P53" svg:width="0.014cm" svg:height="0.014cm" svg:x="1.507cm" svg:y="2.685cm" svg:viewBox="0 0 15 15" draw:points="0,0 15,0 15,15 0,15"><text:p/></draw:polygon><draw:polygon draw:style-name="gr2" draw:text-style-name="P53" svg:width="0.014cm" svg:height="0.014cm" svg:x="1.507cm" svg:y="1.685cm" svg:viewBox="0 0 15 15" draw:points="0,0 15,0 15,15 0,15"><text:p/></draw:polygon><draw:polygon draw:style-name="gr2" draw:text-style-name="P53" svg:width="0.014cm" svg:height="0.014cm" svg:x="1.507cm" svg:y="0.683cm" svg:viewBox="0 0 15 15" draw:points="0,0 15,0 15,15 0,15"><text:p/></draw:polygon><draw:polygon draw:style-name="gr2" draw:text-style-name="P53" svg:width="0.014cm" svg:height="0.014cm" svg:x="3.507cm" svg:y="5.687cm" svg:viewBox="0 0 15 15" draw:points="0,0 15,0 15,15 0,15"><text:p/></draw:polygon><draw:polygon draw:style-name="gr2" draw:text-style-name="P53" svg:width="0.014cm" svg:height="0.014cm" svg:x="3.507cm" svg:y="3.686cm" svg:viewBox="0 0 15 15" draw:points="0,0 15,0 15,15 0,15"><text:p/></draw:polygon><draw:polygon draw:style-name="gr2" draw:text-style-name="P53" svg:width="0.014cm" svg:height="0.014cm" svg:x="3.507cm" svg:y="2.685cm" svg:viewBox="0 0 15 15" draw:points="0,0 15,0 15,15 0,15"><text:p/></draw:polygon><draw:polygon draw:style-name="gr2" draw:text-style-name="P53" svg:width="0.014cm" svg:height="0.014cm" svg:x="3.507cm" svg:y="1.685cm" svg:viewBox="0 0 15 15" draw:points="0,0 15,0 15,15 0,15"><text:p/></draw:polygon><draw:polygon draw:style-name="gr2" draw:text-style-name="P53" svg:width="0.014cm" svg:height="0.014cm" svg:x="3.507cm" svg:y="0.683cm" svg:viewBox="0 0 15 15" draw:points="0,0 15,0 15,15 0,15"><text:p/></draw:polygon><draw:polygon draw:style-name="gr2" draw:text-style-name="P53" svg:width="0.014cm" svg:height="0.014cm" svg:x="4.507cm" svg:y="5.687cm" svg:viewBox="0 0 15 15" draw:points="0,0 15,0 15,15 0,15"><text:p/></draw:polygon><draw:polygon draw:style-name="gr2" draw:text-style-name="P53" svg:width="0.014cm" svg:height="0.014cm" svg:x="4.507cm" svg:y="3.686cm" svg:viewBox="0 0 15 15" draw:points="0,0 15,0 15,15 0,15"><text:p/></draw:polygon><draw:polygon draw:style-name="gr2" draw:text-style-name="P53" svg:width="0.014cm" svg:height="0.014cm" svg:x="4.507cm" svg:y="2.685cm" svg:viewBox="0 0 15 15" draw:points="0,0 15,0 15,15 0,15"><text:p/></draw:polygon><draw:polygon draw:style-name="gr2" draw:text-style-name="P53" svg:width="0.014cm" svg:height="0.014cm" svg:x="4.507cm" svg:y="1.685cm" svg:viewBox="0 0 15 15" draw:points="0,0 15,0 15,15 0,15"><text:p/></draw:polygon><draw:polygon draw:style-name="gr2" draw:text-style-name="P53" svg:width="0.014cm" svg:height="0.014cm" svg:x="4.507cm" svg:y="0.683cm" svg:viewBox="0 0 15 15" draw:points="0,0 15,0 15,15 0,15"><text:p/></draw:polygon><draw:polygon draw:style-name="gr2" draw:text-style-name="P53" svg:width="0.014cm" svg:height="0.014cm" svg:x="5.507cm" svg:y="5.687cm" svg:viewBox="0 0 15 15" draw:points="0,0 15,0 15,15 0,15"><text:p/></draw:polygon><draw:polygon draw:style-name="gr2" draw:text-style-name="P53" svg:width="0.014cm" svg:height="0.014cm" svg:x="5.507cm" svg:y="3.686cm" svg:viewBox="0 0 15 15" draw:points="0,0 15,0 15,15 0,15"><text:p/></draw:polygon><draw:polygon draw:style-name="gr2" draw:text-style-name="P53" svg:width="0.014cm" svg:height="0.014cm" svg:x="5.507cm" svg:y="2.685cm" svg:viewBox="0 0 15 15" draw:points="0,0 15,0 15,15 0,15"><text:p/></draw:polygon><draw:polygon draw:style-name="gr2" draw:text-style-name="P53" svg:width="0.014cm" svg:height="0.014cm" svg:x="5.507cm" svg:y="1.685cm" svg:viewBox="0 0 15 15" draw:points="0,0 15,0 15,15 0,15"><text:p/></draw:polygon><draw:polygon draw:style-name="gr2" draw:text-style-name="P53" svg:width="0.014cm" svg:height="0.014cm" svg:x="5.507cm" svg:y="0.683cm" svg:viewBox="0 0 15 15" draw:points="0,0 15,0 15,15 0,15"><text:p/></draw:polygon><draw:polygon draw:style-name="gr2" draw:text-style-name="P53" svg:width="0.014cm" svg:height="0.014cm" svg:x="6.507cm" svg:y="5.687cm" svg:viewBox="0 0 15 15" draw:points="0,0 15,0 15,15 0,15"><text:p/></draw:polygon><draw:polygon draw:style-name="gr2" draw:text-style-name="P53" svg:width="0.014cm" svg:height="0.014cm" svg:x="6.507cm" svg:y="3.686cm" svg:viewBox="0 0 15 15" draw:points="0,0 15,0 15,15 0,15"><text:p/></draw:polygon><draw:polygon draw:style-name="gr2" draw:text-style-name="P53" svg:width="0.014cm" svg:height="0.014cm" svg:x="6.507cm" svg:y="2.685cm" svg:viewBox="0 0 15 15" draw:points="0,0 15,0 15,15 0,15"><text:p/></draw:polygon><draw:polygon draw:style-name="gr2" draw:text-style-name="P53" svg:width="0.014cm" svg:height="0.014cm" svg:x="6.507cm" svg:y="1.685cm" svg:viewBox="0 0 15 15" draw:points="0,0 15,0 15,15 0,15"><text:p/></draw:polygon><draw:polygon draw:style-name="gr2" draw:text-style-name="P53" svg:width="0.014cm" svg:height="0.014cm" svg:x="6.507cm" svg:y="0.683cm" svg:viewBox="0 0 15 15" draw:points="0,0 15,0 15,15 0,15"><text:p/></draw:polygon><draw:line draw:style-name="gr3" draw:text-style-name="P54" svg:x1="0.507cm" svg:y1="4.787cm" svg:x2="0.507cm" svg:y2="4.587cm"><text:p/></draw:line><draw:line draw:style-name="gr3" draw:text-style-name="P54" svg:x1="1.507cm" svg:y1="4.787cm" svg:x2="1.507cm" svg:y2="4.587cm"><text:p/></draw:line><draw:frame draw:style-name="gr4" draw:text-style-name="P56" svg:width="0.717cm" svg:height="0.74cm" svg:x="1.909cm" svg:y="4.581cm"><draw:text-box><text:p text:style-name="P55"><text:span text:style-name="T102">0</text:span></text:p></draw:text-box></draw:frame><draw:line draw:style-name="gr3" draw:text-style-name="P54" svg:x1="3.507cm" svg:y1="4.787cm" svg:x2="3.507cm" svg:y2="4.587cm"><text:p/></draw:line><draw:line draw:style-name="gr3" draw:text-style-name="P54" svg:x1="4.507cm" svg:y1="4.787cm" svg:x2="4.507cm" svg:y2="4.587cm"><text:p/></draw:line><draw:line draw:style-name="gr3" draw:text-style-name="P54" svg:x1="5.507cm" svg:y1="4.787cm" svg:x2="5.507cm" svg:y2="4.587cm"><text:p/></draw:line><draw:line draw:style-name="gr3" draw:text-style-name="P54" svg:x1="6.507cm" svg:y1="4.787cm" svg:x2="6.507cm" svg:y2="4.587cm"><text:p/></draw:line><draw:line draw:style-name="gr3" draw:text-style-name="P54" svg:x1="2.607cm" svg:y1="5.687cm" svg:x2="2.407cm" svg:y2="5.687cm"><text:p/></draw:line><draw:line draw:style-name="gr3" draw:text-style-name="P54" svg:x1="2.607cm" svg:y1="3.686cm" svg:x2="2.407cm" svg:y2="3.686cm"><text:p/></draw:line><draw:line draw:style-name="gr3" draw:text-style-name="P54" svg:x1="2.607cm" svg:y1="1.685cm" svg:x2="2.407cm" svg:y2="1.685cm"><text:p/></draw:line><draw:line draw:style-name="gr3" draw:text-style-name="P54" svg:x1="2.607cm" svg:y1="0.683cm" svg:x2="2.407cm" svg:y2="0.683cm"><text:p/></draw:line><draw:frame draw:style-name="gr5" draw:text-style-name="P57" svg:width="0.835cm" svg:height="0.821cm" svg:x="1.827cm" svg:y="2.037cm"><draw:text-box><text:p text:style-name="P55"><text:span text:style-name="T103">B</text:span></text:p></draw:text-box></draw:frame><draw:line draw:style-name="gr6" draw:text-style-name="P54" svg:x1="2.547cm" svg:y1="4.685cm" svg:x2="2.547cm" svg:y2="2.685cm"><text:p/></draw:line><draw:line draw:style-name="gr3" draw:text-style-name="P54" svg:x1="0.007cm" svg:y1="3.936cm" svg:x2="7.007cm" svg:y2="0.436cm"><text:p/></draw:line><draw:line draw:style-name="gr7" draw:text-style-name="P58" svg:x1="-0.001cm" svg:y1="4.68cm" svg:x2="7.217cm" svg:y2="4.68cm"><text:p/></draw:line><draw:line draw:style-name="gr7" draw:text-style-name="P58" svg:x1="2.507cm" svg:y1="5.983cm" svg:x2="2.507cm" svg:y2="0.09cm"><text:p/></draw:line><draw:custom-shape draw:style-name="gr8" draw:text-style-name="P53" svg:width="0.119cm" svg:height="0.133cm" svg:x="2.447cm" svg:y="2.6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54" svg:x1="3.518cm" svg:y1="2.667cm" svg:x2="3.518cm" svg:y2="2.184cm"><text:p/></draw:line><draw:line draw:style-name="gr10" draw:text-style-name="P54" svg:x1="3.526cm" svg:y1="2.692cm" svg:x2="2.518cm" svg:y2="2.696cm"><text:p/></draw:line><draw:line draw:style-name="gr11" draw:text-style-name="P58" svg:x1="2.508cm" svg:y1="2.679cm" svg:x2="3.537cm" svg:y2="2.17cm"><text:p/></draw:line><draw:frame draw:style-name="gr12" draw:text-style-name="P59" svg:width="0.78cm" svg:height="0.821cm" svg:x="2.367cm" svg:y="3.182cm"><draw:text-box><text:p text:style-name="P55"><text:span text:style-name="T104">b</text:span></text:p></draw:text-box></draw:frame><draw:frame draw:style-name="gr12" draw:text-style-name="P60" svg:width="0.78cm" svg:height="0.821cm" svg:x="3.332cm" svg:y="2.041cm"><draw:text-box><text:p text:style-name="P55"><text:span text:style-name="T105">a</text:span></text:p></draw:text-box></draw:frame><draw:frame draw:style-name="gr13" draw:text-style-name="P61" svg:width="0.466cm" svg:height="0.542cm" svg:x="2.794cm" svg:y="1.863cm"><draw:image xlink:href="Pictures/20000016000001B3000001D467BC05EC0B589396.svm" xlink:type="simple" xlink:show="embed" xlink:actuate="onLoad" loext:mime-type="image/x-svm"><text:p/></draw:image><draw:image xlink:href="Pictures/10000200000000100000001287EB8C92C7AC135E.png" xlink:type="simple" xlink:show="embed" xlink:actuate="onLoad" loext:mime-type="image/png"/></draw:frame><draw:frame draw:style-name="gr14" draw:text-style-name="P62" svg:width="0.223cm" svg:height="0.572cm" svg:x="6.914cm" svg:y="4.662cm"><draw:text-box><text:p text:style-name="P55"><text:span text:style-name="T106">x</text:span></text:p></draw:text-box></draw:frame><draw:frame draw:style-name="gr14" draw:text-style-name="P62" svg:width="0.223cm" svg:height="0.572cm" svg:x="2.187cm" svg:y="0cm"><draw:text-box><text:p text:style-name="P55"><text:span text:style-name="T106">y</text:span></text:p></draw:text-box></draw:frame><draw:frame draw:style-name="gr15" draw:text-style-name="P63" svg:width="0.279cm" svg:height="0.571cm" svg:x="6.075cm" svg:y="0.811cm"><draw:text-box><text:p text:style-name="P55"><text:span text:style-name="T107">d</text:span></text:p></draw:text-box></draw:frame></draw:g></text:p>
      <text:p text:style-name="P38"><text:span text:style-name="T25">Soit </text:span><text:span text:style-name="T5">M</text:span><text:span text:style-name="T25">(</text:span><text:span text:style-name="T5">x</text:span><text:span text:style-name="T25"> ; </text:span><text:span text:style-name="T5">y</text:span><text:span text:style-name="T25">) un point quelconque du plan.</text:span></text:p>
      <text:p text:style-name="P6"><text:span text:style-name="T5">M</text:span><text:span text:style-name="T25">(</text:span><text:span text:style-name="T5">x</text:span><text:span text:style-name="T25"> ; </text:span><text:span text:style-name="T5">y</text:span><text:span text:style-name="T25">) </text:span><text:span text:style-name="T63">∈</text:span><text:span text:style-name="T56"> </text:span><text:span text:style-name="T57">d<text:tab/></text:span><text:span text:style-name="T56">⇔</text:span><text:span text:style-name="T67"><text:tab/></text:span><text:span text:style-name="T70"><draw:frame draw:style-name="fr2" draw:name="Objet42" text:anchor-type="as-char" svg:y="-1.025cm" svg:width="3.221cm" svg:height="1.676cm" draw:z-index="30"><draw:object xlink:href="./Object 42" xlink:type="simple" xlink:show="embed" xlink:actuate="onLoad"/><draw:image xlink:href="./ObjectReplacements/Object 42" xlink:type="simple" xlink:show="embed" xlink:actuate="onLoad"/></draw:frame></text:span><text:span text:style-name="T70"> </text:span><text:span text:style-name="T87">est colinéaire à</text:span><text:span text:style-name="T70"> </text:span><text:span text:style-name="T70"><draw:frame draw:style-name="fr1" draw:name="Objet43" text:anchor-type="as-char" svg:y="-0.963cm" svg:width="1.547cm" svg:height="1.61cm" draw:z-index="31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p>
      <text:p text:style-name="P17"><text:span text:style-name="T25"><text:tab/></text:span><text:span text:style-name="T87">⇔<text:tab/></text:span><text:span text:style-name="T87"><draw:frame draw:style-name="fr1" draw:name="Objet11" text:anchor-type="as-char" svg:y="-0.961cm" svg:width="4.128cm" svg:height="1.626cm" draw:z-index="3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8"><text:span text:style-name="T25"><text:tab/></text:span><text:span text:style-name="T52">⇔</text:span><text:span text:style-name="T25"><text:tab/> </text:span><text:span text:style-name="T12">a</text:span><text:span text:style-name="T25"> </text:span><text:span text:style-name="T21">x</text:span><text:span text:style-name="T30"> </text:span><text:span text:style-name="T21">–</text:span> <text:span text:style-name="T99">(</text:span><text:span text:style-name="T22">y</text:span> – <text:span text:style-name="T3">b</text:span><text:span text:style-name="T99">) = 0</text:span></text:p>
      <text:p text:style-name="P28"><text:span text:style-name="T25"><text:tab/></text:span><text:span text:style-name="T52">⇔</text:span><text:span text:style-name="T25"><text:tab/> </text:span><text:span text:style-name="T22">a</text:span><text:span text:style-name="T32"> </text:span><text:span text:style-name="T13">x</text:span><text:span text:style-name="T32"> </text:span><text:span text:style-name="T34">= </text:span><text:span text:style-name="T12">y</text:span> <text:span text:style-name="T73">–</text:span> <text:span text:style-name="T12">b</text:span></text:p>
      <text:p text:style-name="P28"><text:span text:style-name="T25"><text:tab/></text:span><text:span text:style-name="T52">⇔</text:span><text:span text:style-name="T25"><text:tab/> </text:span><text:span text:style-name="T21">y</text:span><text:span text:style-name="T25"> = </text:span><text:span text:style-name="T12">a</text:span><text:span text:style-name="T25"> </text:span><text:span text:style-name="T21">x</text:span><text:span text:style-name="T30"> +</text:span><text:span text:style-name="T31"> </text:span><text:span text:style-name="T12">b</text:span></text:p>
      <text:p text:style-name="P31"><text:soft-page-break/>Conclusion :</text:p>
      <text:list xml:id="list1308072883" text:style-name="tfPuce">
        <text:list-item>
          <text:p text:style-name="P40"><text:span text:style-name="T26">Toute droite non verticale est donc la représentation graphique d'une fonction affine. Elle une équation de la forme </text:span><text:span text:style-name="T6">y</text:span><text:span text:style-name="T26"> = </text:span><text:span text:style-name="T6">a</text:span><text:span text:style-name="T26"> </text:span><text:span text:style-name="T6">x</text:span><text:span text:style-name="T26"> + </text:span><text:span text:style-name="T6">b</text:span><text:span text:style-name="T33"> </text:span><text:span text:style-name="T32">appelée « équation réduite » de la droite.</text:span></text:p>
        </text:list-item>
        <text:list-item>
          <text:p text:style-name="P40"><text:span text:style-name="T6">b</text:span><text:span text:style-name="T26"> est l’ordonnée du point de </text:span><text:span text:style-name="T6">d</text:span><text:span text:style-name="T26"> d’abscisse 0.<text:line-break/>On l’appelle « ordonnée à l’origine » de la droite </text:span><text:span text:style-name="T6">d</text:span><text:span text:style-name="T26">.</text:span></text:p>
        </text:list-item>
        <text:list-item>
          <text:p text:style-name="P40"><text:span text:style-name="T6">a</text:span><text:span text:style-name="T26"> caractérise la direction de la droite </text:span><text:span text:style-name="T6">d</text:span><text:span text:style-name="T26">.<text:line-break/>On l’appelle « coefficient directeur » de </text:span><text:span text:style-name="T6">d</text:span><text:span text:style-name="T26">.</text:span></text:p>
        </text:list-item>
        <text:list-item>
          <text:p text:style-name="P43">Deux droites non verticales sont donc parallèles si et seulement si elles ont le même coefficient directeur.</text:p>
        </text:list-item>
        <text:list-item>
          <text:p text:style-name="P40"><text:span text:style-name="T6">P</text:span><text:span text:style-name="T26"> et </text:span><text:span text:style-name="T6">Q</text:span><text:span text:style-name="T26"> étant deux points distincts de </text:span><text:span text:style-name="T6">d</text:span><text:span text:style-name="T26">, déterminons </text:span><text:span text:style-name="T26"><draw:frame draw:style-name="fr1" draw:name="Objet48" text:anchor-type="as-char" svg:y="-1.027cm" svg:width="2.24cm" svg:height="1.709cm" draw:z-index="2"><draw:object xlink:href="./Object 48" xlink:type="simple" xlink:show="embed" xlink:actuate="onLoad"/><draw:image xlink:href="./ObjectReplacements/Object 48" xlink:type="simple" xlink:show="embed" xlink:actuate="onLoad"/></draw:frame></text:span><text:span text:style-name="T26"><text:s/>:<text:line-break/></text:span><text:span text:style-name="T6">d</text:span><text:span text:style-name="T26"> n’est pas verticale donc </text:span><text:span text:style-name="T6">x</text:span><text:span text:style-name="T27">Q</text:span><text:span text:style-name="T26"> ≠ </text:span><text:span text:style-name="T6">x</text:span><text:span text:style-name="T27">P</text:span><text:span text:style-name="T26"> et :<text:line-break/></text:span><text:span text:style-name="T26"><draw:frame draw:style-name="fr1" draw:name="Objet49" text:anchor-type="as-char" svg:y="-1.027cm" svg:width="15.129cm" svg:height="1.709cm" draw:z-index="3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p>
        </text:list-item>
      </text:list>
      <text:p text:style-name="P5"/>
      <text:p text:style-name="P5"/>
      <text:p text:style-name="P5"><draw:frame text:anchor-type="paragraph" draw:z-index="1" draw:style-name="gr16" draw:text-style-name="P64" svg:width="6.841cm" svg:height="4.384cm" svg:x="12.158cm" svg:y="3.41cm"><draw:text-box><text:p><text:span text:style-name="T108">2-eqdroites-droite1.html</text:span></text:p><text:p><text:span text:style-name="T108">2-eqdroites-droite2.html</text:span></text:p><text:p><text:span text:style-name="T108">p200 : 34, 36</text:span></text:p><text:p><text:span text:style-name="T108">p201 : 49, 54</text:span></text:p><text:p><text:span text:style-name="T108">p202 : </text:span><text:span text:style-name="T109">58, 60, 61, 63</text:span></text:p><text:p><text:span text:style-name="T109">p204 : 86, 89, 90, 91</text:span></text:p></draw:text-box></draw:frame></text:p>
      <text:list xml:id="list221156156962903" text:continue-list="list221155181549575" text:style-name="tfNum_20_1_29_">
        <text:list-item>
          <text:p text:style-name="P51">Équation <text:span text:style-name="T100">cartésienne</text:span> d’une droite « <text:span text:style-name="T100">quelconque</text:span> »</text:p>
        </text:list-item>
      </text:list>
      <text:p text:style-name="P4"><text:span text:style-name="T24">Soit </text:span><text:span text:style-name="T4">d</text:span><text:span text:style-name="T24"> une droite quelconque passant par un point </text:span><text:span text:style-name="T4">A</text:span><text:span text:style-name="T24"> et ayant un vecteur directeur </text:span><text:span text:style-name="T24"><draw:frame draw:style-name="fr1" draw:name="Objet12" text:anchor-type="as-char" svg:y="-0.564cm" svg:width="0.55cm" svg:height="0.702cm" draw:z-index="33"><draw:object xlink:href="./Object 14" xlink:type="simple" xlink:show="embed" xlink:actuate="onLoad"/><draw:image xlink:href="./ObjectReplacements/Object 14" xlink:type="simple" xlink:show="embed" xlink:actuate="onLoad"/></draw:frame></text:span><text:span text:style-name="T24"><text:s/>dont on appellera les coordonnées –</text:span><text:span text:style-name="T4">b</text:span><text:span text:style-name="T24"> et </text:span><text:span text:style-name="T4">a</text:span><text:span text:style-name="T24">.</text:span></text:p>
      <text:p text:style-name="P3"/>
      <text:p text:style-name="P4"><text:span text:style-name="T25">Soit </text:span><text:span text:style-name="T5">M</text:span><text:span text:style-name="T25">(</text:span><text:span text:style-name="T5">x</text:span><text:span text:style-name="T25"> ; </text:span><text:span text:style-name="T5">y</text:span><text:span text:style-name="T25">) un point quelconque du plan. </text:span></text:p>
      <text:p text:style-name="P7"><text:span text:style-name="T5">M</text:span><text:span text:style-name="T25">(</text:span><text:span text:style-name="T5">x</text:span><text:span text:style-name="T25"> ; </text:span><text:span text:style-name="T5">y</text:span><text:span text:style-name="T25">) ∈ </text:span><text:span text:style-name="T5">d<text:tab/></text:span><text:span text:style-name="T25">⇔<text:tab/></text:span><text:span text:style-name="T25"><draw:frame draw:style-name="fr2" draw:name="Objet53" text:anchor-type="as-char" svg:y="-1.02cm" svg:width="3.558cm" svg:height="1.817cm" draw:z-index="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70"> </text:span><text:span text:style-name="T87">est colinéaire à</text:span><text:span text:style-name="T70"> </text:span><text:span text:style-name="T70"><draw:frame draw:style-name="fr1" draw:name="Objet54" text:anchor-type="as-char" svg:y="-0.963cm" svg:width="2.025cm" svg:height="1.61cm" draw:z-index="5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<text:p text:style-name="P18"><text:span text:style-name="T25"><text:tab/></text:span><text:span text:style-name="T88">⇔<text:tab/></text:span><text:span text:style-name="T88"><draw:frame draw:style-name="fr1" draw:name="Objet16" text:anchor-type="as-char" svg:y="-1.018cm" svg:width="5.106cm" svg:height="1.833cm" draw:z-index="34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9"><text:span text:style-name="T25"><text:tab/></text:span><text:span text:style-name="T52">⇔</text:span><text:span text:style-name="T25"><text:tab/> </text:span><text:span text:style-name="T25"><draw:frame draw:style-name="fr1" draw:name="Objet17" text:anchor-type="as-char" svg:y="-0.579cm" svg:width="6.287cm" svg:height="0.829cm" draw:z-index="35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9"><text:span text:style-name="T25"><text:tab/></text:span><text:span text:style-name="T52">⇔</text:span><text:span text:style-name="T25"><text:tab/> </text:span><text:span text:style-name="T25"><draw:frame draw:style-name="fr1" draw:name="Objet18" text:anchor-type="as-char" svg:y="-0.579cm" svg:width="7.024cm" svg:height="0.829cm" draw:z-index="36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Standard"/>
      <text:p text:style-name="P30">Conclusion :</text:p>
      <text:list xml:id="list221156111635291" text:continue-list="list1308072883" text:style-name="tfPuce">
        <text:list-item>
          <text:p text:style-name="P41"><text:span text:style-name="T29">O</text:span><text:span text:style-name="T35">n remarque que </text:span><text:span text:style-name="T29"><draw:frame draw:style-name="fr1" draw:name="Objet19" text:anchor-type="as-char" svg:y="-0.579cm" svg:width="3.766cm" svg:height="0.829cm" draw:z-index="37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29"><text:s/></text:span><text:span text:style-name="T35">est un terme constant </text:span><text:span text:style-name="T36">qui ne dépend que de </text:span><text:span text:style-name="T15">A</text:span><text:span text:style-name="T36"> et de </text:span><text:span text:style-name="T36"><draw:frame draw:style-name="fr1" draw:name="Objet20" text:anchor-type="as-char" svg:y="-0.564cm" svg:width="0.55cm" svg:height="0.702cm" draw:z-index="38"><draw:object xlink:href="./Object 22" xlink:type="simple" xlink:show="embed" xlink:actuate="onLoad"/><draw:image xlink:href="./ObjectReplacements/Object 22" xlink:type="simple" xlink:show="embed" xlink:actuate="onLoad"/></draw:frame></text:span><text:span text:style-name="T36">.</text:span><text:span text:style-name="T29"> </text:span><text:span text:style-name="T37">Appelons ce terme « </text:span><text:span text:style-name="T16">c</text:span><text:span text:style-name="T37"> ». L’équation d’une droite peut donc aussi s’écrire sous</text:span><text:span text:style-name="T35"> la forme </text:span><text:span text:style-name="T14">a</text:span><text:span text:style-name="T35"> </text:span><text:span text:style-name="T14">x</text:span><text:span text:style-name="T35"> + </text:span><text:span text:style-name="T14">b</text:span><text:span text:style-name="T35"> </text:span><text:span text:style-name="T14">y</text:span><text:span text:style-name="T35"> + </text:span><text:span text:style-name="T14">c</text:span><text:span text:style-name="T35"> = 0 appelée « équation cartésienne » de la droite.</text:span></text:p>
        </text:list-item>
        <text:list-item>
          <text:p text:style-name="P44"><text:span text:style-name="T38">Une droite a une infinité d’équations cartésiennes équivalentes :<text:line-break/>Ex : </text:span><text:span text:style-name="T17">x</text:span><text:span text:style-name="T38"> + 2 </text:span><text:span text:style-name="T17">y</text:span><text:span text:style-name="T38"> – 1 = 0 </text:span><text:span text:style-name="T53">⇔</text:span><text:span text:style-name="T38"> 2 </text:span><text:span text:style-name="T17">x</text:span><text:span text:style-name="T38"> + 4 </text:span><text:span text:style-name="T17">y</text:span><text:span text:style-name="T38"> – 2 = 0 </text:span><text:span text:style-name="T53">⇔</text:span><text:span text:style-name="T38"> –</text:span><text:span text:style-name="T17">x</text:span><text:span text:style-name="T38"> – 2 </text:span><text:span text:style-name="T17">y</text:span><text:span text:style-name="T38"> + 1 = 0.<text:line-break/>Donc la droite </text:span><text:span text:style-name="T19">d</text:span><text:span text:style-name="T40"> </text:span><text:span text:style-name="T38">d’équation : </text:span><text:span text:style-name="T17">x</text:span><text:span text:style-name="T38"> + 2 </text:span><text:span text:style-name="T17">y</text:span><text:span text:style-name="T38"> – 1 = 0</text:span> <text:line-break/>a aussi pour équation : <text:span text:style-name="T91">2 </text:span><text:span text:style-name="T82">x</text:span><text:span text:style-name="T91"> + 4 </text:span><text:span text:style-name="T82">y</text:span><text:span text:style-name="T91"> – 2 = 0 </text:span><text:span text:style-name="T38">ou encore : </text:span><text:span text:style-name="T91">–</text:span><text:span text:style-name="T82">x</text:span><text:span text:style-name="T91"> – 2 </text:span><text:span text:style-name="T82">y</text:span><text:span text:style-name="T91"> + 1 = 0.</text:span><text:span text:style-name="T38"><text:line-break/></text:span><text:span text:style-name="T40">De plus </text:span><text:span text:style-name="T40"><draw:frame draw:style-name="fr1" draw:name="Objet24" text:anchor-type="as-char" svg:y="-0.963cm" svg:width="2.021cm" svg:height="1.61cm" draw:z-index="39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0">, </text:span><text:span text:style-name="T40"><draw:frame draw:style-name="fr1" draw:name="Objet25" text:anchor-type="as-char" svg:y="-0.963cm" svg:width="2.028cm" svg:height="1.61cm" draw:z-index="40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40"><text:s/>et </text:span><text:span text:style-name="T40"><draw:frame draw:style-name="fr1" draw:name="Objet26" text:anchor-type="as-char" svg:y="-0.963cm" svg:width="2.12cm" svg:height="1.61cm" draw:z-index="41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40"><text:s/>sont des vecteurs directeurs de </text:span><text:span text:style-name="T19">d</text:span><text:span text:style-name="T40">.</text:span></text:p>
        </text:list-item>
        <text:list-item>
          <text:p text:style-name="P47"><text:span text:style-name="T3">a</text:span><text:span text:style-name="T28"> et </text:span><text:span text:style-name="T3">b</text:span><text:span text:style-name="T28"> ne peuvent pas être nuls en même temps car sinon </text:span><text:span text:style-name="T28"><draw:frame draw:style-name="fr1" draw:name="Objet21" text:anchor-type="as-char" svg:y="-0.963cm" svg:width="2.025cm" svg:height="1.61cm" draw:z-index="4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28"><text:s/>serait nul et ne pourrait donc pas être </text:span><text:span text:style-name="T40">un </text:span><text:span text:style-name="T28">vecteur directeur d’une droite.</text:span></text:p>
        </text:list-item>
        <text:list-item>
          <text:p text:style-name="P45"><text:span text:style-name="T39">Si </text:span><text:span text:style-name="T18">b</text:span><text:span text:style-name="T39"> = 0, alors </text:span><text:span text:style-name="T18">a</text:span><text:span text:style-name="T39"> </text:span><text:span text:style-name="T64">≠</text:span><text:span text:style-name="T39"> 0 donc <text:s/></text:span><text:span text:style-name="T14">a</text:span><text:span text:style-name="T35"> </text:span><text:span text:style-name="T14">x</text:span><text:span text:style-name="T35"> + </text:span><text:span text:style-name="T14">b</text:span><text:span text:style-name="T35"> </text:span><text:span text:style-name="T14">y</text:span><text:span text:style-name="T35"> + </text:span><text:span text:style-name="T14">c</text:span><text:span text:style-name="T35"> = 0 </text:span><text:span text:style-name="T54">⇔</text:span> <text:span text:style-name="T19"><draw:frame draw:style-name="fr1" draw:name="Objet22" text:anchor-type="as-char" svg:y="-0.93cm" svg:width="2.041cm" svg:height="1.496cm" draw:z-index="4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line-break/>La droite est l’ensemble des points <text:span text:style-name="T78">d’abscisses –</text:span><text:span text:style-name="T79">c</text:span><text:span text:style-name="T78">/</text:span><text:span text:style-name="T79">a</text:span><text:span text:style-name="T78">.</text:span><text:line-break/>Il s’agit d’une droite <text:span text:style-name="T78">verticale.</text:span></text:p>
        </text:list-item>
        <text:list-item>
          <text:p text:style-name="P46"><text:span text:style-name="T39">Si </text:span><text:span text:style-name="T18">a</text:span><text:span text:style-name="T39"> = 0, </text:span><text:span text:style-name="T92">alors </text:span><text:span text:style-name="T81">b</text:span><text:span text:style-name="T92"> </text:span><text:span text:style-name="T94">≠</text:span><text:span text:style-name="T92"> 0 donc <text:s/></text:span><text:span text:style-name="T83">a</text:span><text:span text:style-name="T93"> </text:span><text:span text:style-name="T83">x</text:span><text:span text:style-name="T93"> + </text:span><text:span text:style-name="T83">b</text:span><text:span text:style-name="T93"> </text:span><text:span text:style-name="T83">y</text:span><text:span text:style-name="T93"> + </text:span><text:span text:style-name="T83">c</text:span><text:span text:style-name="T93"> = 0 </text:span><text:span text:style-name="T89">⇔ </text:span><text:span text:style-name="T89"><draw:frame draw:style-name="fr1" draw:name="Objet23" text:anchor-type="as-char" svg:y="-0.93cm" svg:width="2.069cm" svg:height="1.496cm" draw:z-index="4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line-break/>La droite est l’ensemble des points <text:span text:style-name="T78">d’</text:span><text:span text:style-name="T90">ordonnées</text:span><text:span text:style-name="T78"> –</text:span><text:span text:style-name="T79">c</text:span><text:span text:style-name="T78">/</text:span><text:span text:style-name="T81">b</text:span><text:span text:style-name="T78">.</text:span><text:line-break/>Il s’agit d’une droite <text:span text:style-name="T90">horizontale</text:span><text:span text:style-name="T78">.</text:span></text:p>
        </text:list-item>
      </text:list>
      <text:p text:style-name="P39"><draw:frame text:anchor-type="paragraph" draw:z-index="11" draw:style-name="gr26" draw:text-style-name="P64" svg:width="4.645cm" svg:height="2.193cm" svg:x="14.295cm" svg:y="0.817cm"><draw:text-box><text:p><text:span text:style-name="T108">p200 : 35</text:span></text:p><text:p><text:span text:style-name="T108">p201 : 48, 52, 53</text:span></text:p><text:p><text:span text:style-name="T108">p203 : </text:span><text:span text:style-name="T109">71, 73</text:span></text:p></draw:text-box></draw:frame></text:p>
      <text:list xml:id="list221155797866565" text:continue-list="list3279981300" text:style-name="tfNum_20_I_29_">
        <text:list-item>
          <text:p text:style-name="P49">Déterminer l'équation d'une droite</text:p>
        </text:list-item>
      </text:list>
      <text:list xml:id="list221154526495377" text:continue-list="list221156156962903" text:style-name="tfNum_20_1_29_">
        <text:list-item text:start-value="1">
          <text:p text:style-name="tfTitre_20_1_29_">Connaissant deux points :</text:p>
        </text:list-item>
      </text:list>
      <text:p text:style-name="P36"><text:span text:style-name="T42">Ex :</text:span><text:span text:style-name="T48"> Soient </text:span><text:span text:style-name="T7">A</text:span><text:span text:style-name="T48">(–2 ; 0) et </text:span><text:span text:style-name="T7">B</text:span><text:span text:style-name="T48">(2 ; 2). Déterminer une équation de (</text:span><text:span text:style-name="T7">AB</text:span><text:span text:style-name="T48">).</text:span></text:p>
      <text:p text:style-name="P8"><draw:g text:anchor-type="paragraph" draw:z-index="9" draw:style-name="gr17"><draw:polygon draw:style-name="gr2" draw:text-style-name="P65" svg:width="0.014cm" svg:height="0.014cm" svg:x="14.228cm" svg:y="5.713cm" svg:viewBox="0 0 15 15" draw:points="0,0 15,0 15,15 0,15"><text:p/></draw:polygon><draw:polygon draw:style-name="gr2" draw:text-style-name="P65" svg:width="0.014cm" svg:height="0.014cm" svg:x="14.228cm" svg:y="3.711cm" svg:viewBox="0 0 15 15" draw:points="0,0 15,0 15,15 0,15"><text:p/></draw:polygon><draw:polygon draw:style-name="gr2" draw:text-style-name="P65" svg:width="0.014cm" svg:height="0.014cm" svg:x="14.228cm" svg:y="2.711cm" svg:viewBox="0 0 15 15" draw:points="0,0 15,0 15,15 0,15"><text:p/></draw:polygon><draw:polygon draw:style-name="gr2" draw:text-style-name="P65" svg:width="0.014cm" svg:height="0.014cm" svg:x="14.228cm" svg:y="1.709cm" svg:viewBox="0 0 15 15" draw:points="0,0 15,0 15,15 0,15"><text:p/></draw:polygon><draw:polygon draw:style-name="gr2" draw:text-style-name="P65" svg:width="0.014cm" svg:height="0.014cm" svg:x="15.228cm" svg:y="5.713cm" svg:viewBox="0 0 15 15" draw:points="0,0 15,0 15,15 0,15"><text:p/></draw:polygon><draw:polygon draw:style-name="gr2" draw:text-style-name="P65" svg:width="0.014cm" svg:height="0.014cm" svg:x="15.228cm" svg:y="3.711cm" svg:viewBox="0 0 15 15" draw:points="0,0 15,0 15,15 0,15"><text:p/></draw:polygon><draw:polygon draw:style-name="gr2" draw:text-style-name="P65" svg:width="0.014cm" svg:height="0.014cm" svg:x="15.228cm" svg:y="2.711cm" svg:viewBox="0 0 15 15" draw:points="0,0 15,0 15,15 0,15"><text:p/></draw:polygon><draw:polygon draw:style-name="gr2" draw:text-style-name="P65" svg:width="0.014cm" svg:height="0.014cm" svg:x="15.228cm" svg:y="1.709cm" svg:viewBox="0 0 15 15" draw:points="0,0 15,0 15,15 0,15"><text:p/></draw:polygon><draw:polygon draw:style-name="gr2" draw:text-style-name="P65" svg:width="0.014cm" svg:height="0.014cm" svg:x="17.228cm" svg:y="5.713cm" svg:viewBox="0 0 15 15" draw:points="0,0 15,0 15,15 0,15"><text:p/></draw:polygon><draw:polygon draw:style-name="gr2" draw:text-style-name="P65" svg:width="0.014cm" svg:height="0.014cm" svg:x="17.228cm" svg:y="3.711cm" svg:viewBox="0 0 15 15" draw:points="0,0 15,0 15,15 0,15"><text:p/></draw:polygon><draw:polygon draw:style-name="gr2" draw:text-style-name="P65" svg:width="0.014cm" svg:height="0.014cm" svg:x="17.228cm" svg:y="2.711cm" svg:viewBox="0 0 15 15" draw:points="0,0 15,0 15,15 0,15"><text:p/></draw:polygon><draw:polygon draw:style-name="gr2" draw:text-style-name="P65" svg:width="0.014cm" svg:height="0.014cm" svg:x="17.228cm" svg:y="1.709cm" svg:viewBox="0 0 15 15" draw:points="0,0 15,0 15,15 0,15"><text:p/></draw:polygon><draw:polygon draw:style-name="gr2" draw:text-style-name="P65" svg:width="0.014cm" svg:height="0.014cm" svg:x="18.229cm" svg:y="5.713cm" svg:viewBox="0 0 15 15" draw:points="0,0 15,0 15,15 0,15"><text:p/></draw:polygon><draw:polygon draw:style-name="gr2" draw:text-style-name="P65" svg:width="0.014cm" svg:height="0.014cm" svg:x="18.229cm" svg:y="3.711cm" svg:viewBox="0 0 15 15" draw:points="0,0 15,0 15,15 0,15"><text:p/></draw:polygon><draw:polygon draw:style-name="gr2" draw:text-style-name="P65" svg:width="0.014cm" svg:height="0.014cm" svg:x="18.239cm" svg:y="2.711cm" svg:viewBox="0 0 15 15" draw:points="0,0 15,0 15,15 0,15"><text:p/></draw:polygon><draw:polygon draw:style-name="gr2" draw:text-style-name="P65" svg:width="0.014cm" svg:height="0.014cm" svg:x="18.229cm" svg:y="1.709cm" svg:viewBox="0 0 15 15" draw:points="0,0 15,0 15,15 0,15"><text:p/></draw:polygon><draw:line draw:style-name="gr3" draw:text-style-name="P66" svg:x1="15.228cm" svg:y1="4.811cm" svg:x2="15.228cm" svg:y2="4.611cm"><text:p/></draw:line><draw:frame draw:style-name="gr18" draw:text-style-name="P67" svg:width="0.719cm" svg:height="0.784cm" svg:x="15.63cm" svg:y="4.606cm"><draw:text-box><text:p text:style-name="P55"><text:span text:style-name="T110">0</text:span></text:p></draw:text-box></draw:frame><draw:line draw:style-name="gr3" draw:text-style-name="P66" svg:x1="17.228cm" svg:y1="4.811cm" svg:x2="17.228cm" svg:y2="4.611cm"><text:p/></draw:line><draw:line draw:style-name="gr3" draw:text-style-name="P66" svg:x1="18.229cm" svg:y1="4.811cm" svg:x2="18.229cm" svg:y2="4.611cm"><text:p/></draw:line><draw:line draw:style-name="gr3" draw:text-style-name="P66" svg:x1="16.329cm" svg:y1="5.713cm" svg:x2="16.129cm" svg:y2="5.713cm"><text:p/></draw:line><draw:line draw:style-name="gr3" draw:text-style-name="P66" svg:x1="16.329cm" svg:y1="3.711cm" svg:x2="16.129cm" svg:y2="3.711cm"><text:p/></draw:line><draw:line draw:style-name="gr3" draw:text-style-name="P66" svg:x1="16.329cm" svg:y1="1.709cm" svg:x2="16.129cm" svg:y2="1.709cm"><text:p/></draw:line><draw:frame draw:style-name="gr19" draw:text-style-name="P68" svg:width="0.851cm" svg:height="0.863cm" svg:x="18.11cm" svg:y="2.745cm"><draw:text-box><text:p text:style-name="P55"><text:span text:style-name="T111">B</text:span></text:p></draw:text-box></draw:frame><draw:line draw:style-name="gr3" draw:text-style-name="P66" svg:x1="13.761cm" svg:y1="4.945cm" svg:x2="18.761cm" svg:y2="2.445cm"><text:p/></draw:line><draw:line draw:style-name="gr7" draw:text-style-name="P69" svg:x1="13.72cm" svg:y1="4.706cm" svg:x2="18.958cm" svg:y2="4.706cm"><text:p/></draw:line><draw:line draw:style-name="gr7" draw:text-style-name="P69" svg:x1="16.226cm" svg:y1="6.007cm" svg:x2="16.226cm" svg:y2="1.145cm"><text:p/></draw:line><draw:custom-shape draw:style-name="gr20" draw:text-style-name="P65" svg:width="0.119cm" svg:height="0.133cm" svg:x="18.177cm" svg:y="2.6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1" draw:text-style-name="P70" svg:width="0.223cm" svg:height="0.586cm" svg:x="18.738cm" svg:y="4.685cm"><draw:text-box><text:p text:style-name="P55"><text:span text:style-name="T112">x</text:span></text:p></draw:text-box></draw:frame><draw:frame draw:style-name="gr22" draw:text-style-name="P70" svg:width="0.373cm" svg:height="0.572cm" svg:x="15.759cm" svg:y="1.246cm"><draw:text-box><text:p text:style-name="P55"><text:span text:style-name="T112">y</text:span></text:p></draw:text-box></draw:frame><draw:custom-shape draw:style-name="gr20" draw:text-style-name="P65" svg:width="0.119cm" svg:height="0.133cm" svg:x="14.166cm" svg:y="4.6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9" draw:text-style-name="P68" svg:width="0.851cm" svg:height="0.863cm" svg:x="14.21cm" svg:y="4.745cm"><draw:text-box><text:p text:style-name="P55"><text:span text:style-name="T111">A</text:span></text:p></draw:text-box></draw:frame><draw:line draw:style-name="gr3" draw:text-style-name="P66" svg:x1="16.329cm" svg:y1="2.711cm" svg:x2="16.129cm" svg:y2="2.711cm"><text:p/></draw:line></draw:g></text:p>
      <text:p text:style-name="P12"><text:span text:style-name="T43">1ère méthode : </text:span><text:span text:style-name="T43"><draw:frame draw:style-name="fr1" draw:name="Objet51" text:anchor-type="as-char" svg:y="-0.566cm" svg:width="2.027cm" svg:height="0.799cm" draw:z-index="6"><draw:object xlink:href="./Object 51" xlink:type="simple" xlink:show="embed" xlink:actuate="onLoad"/><draw:image xlink:href="./ObjectReplacements/Object 51" xlink:type="simple" xlink:show="embed" xlink:actuate="onLoad"/></draw:frame></text:span><text:span text:style-name="T49"><text:s/>donc (</text:span><text:span text:style-name="T8">AB</text:span><text:span text:style-name="T49">) n'est pas verticale <text:line-break/>et a donc une équation de la forme </text:span><text:span text:style-name="T20">y</text:span><text:span text:style-name="T49"> = </text:span><text:span text:style-name="T8">a</text:span><text:span text:style-name="T49"> </text:span><text:span text:style-name="T20">x</text:span><text:span text:style-name="T49"> + </text:span><text:span text:style-name="T8">b</text:span>.</text:p>
      <text:p text:style-name="P13"><draw:frame draw:style-name="fr1" draw:name="Objet66" text:anchor-type="as-char" svg:y="-1.027cm" svg:width="7.848cm" svg:height="1.709cm" draw:z-index="7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13"><draw:frame draw:style-name="fr3" draw:name="Objet67" text:anchor-type="as-char" svg:y="-0.93cm" svg:width="12.016cm" svg:height="1.496cm" draw:z-index="8"><draw:object xlink:href="./Object 67" xlink:type="simple" xlink:show="embed" xlink:actuate="onLoad"/><draw:image xlink:href="./ObjectReplacements/Object 67" xlink:type="simple" xlink:show="embed" xlink:actuate="onLoad"/><svg:desc>formule</svg:desc></draw:frame></text:p>
      <text:p text:style-name="P9"><text:span text:style-name="T50">(</text:span><text:span text:style-name="T9">AB</text:span><text:span text:style-name="T50">) a donc pour équation : <text:s text:c="2"/></text:span><text:span text:style-name="T50"><draw:frame draw:style-name="fr1" draw:name="Objet71" text:anchor-type="as-char" svg:y="-0.931cm" svg:width="2.768cm" svg:height="1.52cm" draw:z-index="45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23"/>
      <text:p text:style-name="P24"><text:span text:style-name="T46">2</text:span><text:span text:style-name="T44">ème méthode :</text:span><text:span text:style-name="T60"> Soit </text:span><text:span text:style-name="T10">M</text:span><text:span text:style-name="T60">(</text:span><text:span text:style-name="T10">x</text:span><text:span text:style-name="T60"> ; </text:span><text:span text:style-name="T10">y</text:span><text:span text:style-name="T60">) un point quelconque :</text:span></text:p>
      <text:p text:style-name="P33"><text:span text:style-name="T10">M</text:span><text:span text:style-name="T60"> </text:span><text:span text:style-name="T61">∈</text:span><text:span text:style-name="T60"> (</text:span><text:span text:style-name="T10">AB</text:span><text:span text:style-name="T60">)<text:tab/></text:span><text:span text:style-name="T51">⇔</text:span><text:span text:style-name="T66"> </text:span><text:span text:style-name="T66"><draw:frame draw:style-name="fr1" draw:name="Objet72" text:anchor-type="as-char" svg:y="-1.025cm" svg:width="3.112cm" svg:height="1.695cm" draw:z-index="15"><draw:object xlink:href="./Object 72" xlink:type="simple" xlink:show="embed" xlink:actuate="onLoad"/><draw:image xlink:href="./ObjectReplacements/Object 72" xlink:type="simple" xlink:show="embed" xlink:actuate="onLoad"/></draw:frame></text:span><text:span text:style-name="T66"><text:s/>est colinéaire à </text:span><text:span text:style-name="T66"><draw:frame draw:style-name="fr1" draw:name="Objet73" text:anchor-type="as-char" svg:y="-1.028cm" svg:width="2.124cm" svg:height="1.7cm" draw:z-index="16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21"><text:span text:style-name="T55"><text:tab/></text:span><text:span text:style-name="T51">⇔</text:span><text:span text:style-name="T55"><draw:frame draw:style-name="fr1" draw:name="Objet27" text:anchor-type="as-char" svg:y="-0.961cm" svg:width="4.009cm" svg:height="1.626cm" draw:z-index="46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9"><text:span text:style-name="T55"><text:tab/></text:span><text:span text:style-name="T51">⇔</text:span><text:span text:style-name="T55"> </text:span><text:span text:style-name="T55"><draw:frame draw:style-name="fr1" draw:name="Objet74" text:anchor-type="as-char" svg:y="-0.564cm" svg:width="3.942cm" svg:height="0.721cm" draw:z-index="17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20"><text:span text:style-name="T55"><text:tab/></text:span><text:span text:style-name="T51">⇔</text:span><text:span text:style-name="T55"> </text:span><text:span text:style-name="T58">x</text:span><text:span text:style-name="T59"> – 2 </text:span><text:span text:style-name="T58">y</text:span><text:span text:style-name="T59"> + 2 = 0</text:span></text:p>
      <text:p text:style-name="P11"><text:span text:style-name="T50">(</text:span><text:span text:style-name="T9">AB</text:span><text:span text:style-name="T50">) a donc pour équation : <text:s text:c="2"/></text:span><text:span text:style-name="T84">x</text:span><text:span text:style-name="T95"> – 2 </text:span><text:span text:style-name="T84">y</text:span><text:span text:style-name="T95"> + 2 = 0</text:span><text:span text:style-name="T50"> <text:s text:c="3"/>ou encore : <text:s/></text:span><text:span text:style-name="T50"><draw:frame draw:style-name="fr1" draw:name="Objet77" text:anchor-type="as-char" svg:y="-0.931cm" svg:width="2.768cm" svg:height="1.52cm" draw:z-index="4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50">.</text:span></text:p>
      <text:p text:style-name="Standard"/>
      <text:list xml:id="list221155159927869" text:continue-numbering="true" text:style-name="tfNum_20_1_29_">
        <text:list-item>
          <text:p text:style-name="P51">Connaissant un point et un <text:span text:style-name="T74">vecteur</text:span> directeur :</text:p>
        </text:list-item>
      </text:list>
      <text:p text:style-name="P14"><text:span text:style-name="T42">Ex :</text:span><text:span text:style-name="T48"> Déterminer l'équation de la droite </text:span><text:span text:style-name="T7">d</text:span><text:span text:style-name="T48"> passant par </text:span><text:span text:style-name="T7">A</text:span><text:span text:style-name="T48">(–2 ; 0) et de vecteur directeur </text:span><text:span text:style-name="T48"><draw:frame draw:style-name="fr1" draw:name="Objet78" text:anchor-type="as-char" svg:y="-1.025cm" svg:width="1.538cm" svg:height="1.695cm" draw:z-index="18"><draw:object xlink:href="./Object 78" xlink:type="simple" xlink:show="embed" xlink:actuate="onLoad"/><draw:image xlink:href="./ObjectReplacements/Object 78" xlink:type="simple" xlink:show="embed" xlink:actuate="onLoad"/></draw:frame></text:span><text:span text:style-name="T48">.</text:span></text:p>
      <text:p text:style-name="P14"><text:span text:style-name="T60">Soit </text:span><text:span text:style-name="T10">M</text:span><text:span text:style-name="T60">(</text:span><text:span text:style-name="T10">x</text:span><text:span text:style-name="T60"> ; </text:span><text:span text:style-name="T10">y</text:span><text:span text:style-name="T60">) un point quelconque :</text:span></text:p>
      <text:p text:style-name="P34"><text:span text:style-name="T10">M</text:span><text:span text:style-name="T60"> </text:span><text:span text:style-name="T61">∈</text:span><text:span text:style-name="T60"> (</text:span><text:span text:style-name="T10">AB</text:span><text:span text:style-name="T60">)<text:tab/></text:span><text:span text:style-name="T51">⇔</text:span><text:span text:style-name="T66"> </text:span><text:span text:style-name="T66"><draw:frame draw:style-name="fr1" draw:name="Objet79" text:anchor-type="as-char" svg:y="-1.025cm" svg:width="3.112cm" svg:height="1.695cm" draw:z-index="19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66"><text:s/>est colinéaire à </text:span><text:span text:style-name="T66"><draw:frame draw:style-name="fr1" draw:name="Objet80" text:anchor-type="as-char" svg:y="-1.025cm" svg:width="1.538cm" svg:height="1.695cm" draw:z-index="20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<text:p text:style-name="P37"><text:span text:style-name="T66"><text:tab/></text:span><text:span text:style-name="T72">⇔</text:span><text:span text:style-name="T66"><draw:frame draw:style-name="fr1" draw:name="Objet29" text:anchor-type="as-char" svg:y="-0.961cm" svg:width="4.004cm" svg:height="1.626cm" draw:z-index="48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22"><text:span text:style-name="T55"><text:tab/></text:span><text:span text:style-name="T51">⇔</text:span><text:span text:style-name="T55"> </text:span><text:span text:style-name="T55"><draw:frame draw:style-name="fr1" draw:name="Objet28" text:anchor-type="as-char" svg:y="-0.564cm" svg:width="3.522cm" svg:height="0.721cm" draw:z-index="49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<text:p text:style-name="P20"><text:span text:style-name="T55"><text:tab/></text:span><text:span text:style-name="T51">⇔</text:span><text:span text:style-name="T55"> <text:s/></text:span><text:span text:style-name="T58">x</text:span><text:span text:style-name="T59"> – 2 </text:span><text:span text:style-name="T58">y</text:span><text:span text:style-name="T59"> + 2 = 0</text:span></text:p>
      <text:p text:style-name="P11"><text:span text:style-name="T50">(</text:span><text:span text:style-name="T9">AB</text:span><text:span text:style-name="T50">) a donc pour équation : <text:s text:c="2"/></text:span><text:span text:style-name="T68">x</text:span><text:span text:style-name="T69"> – 2 </text:span><text:span text:style-name="T68">y</text:span><text:span text:style-name="T69"> + 2 = 0</text:span></text:p>
      <text:p text:style-name="P14"/>
      <text:list xml:id="list221156319892659" text:continue-numbering="true" text:style-name="tfNum_20_1_29_">
        <text:list-item>
          <text:p text:style-name="tfTitre_20_1_29_">Parallèle à une droite et passant par un point :</text:p>
        </text:list-item>
      </text:list>
      <text:p text:style-name="P10"><text:span text:style-name="T45">Ex :</text:span><text:span text:style-name="T65"> Déterminer l'équation de <text:s/></text:span><text:span text:style-name="T11">d'</text:span><text:span text:style-name="T65"> <text:s/>la parallèle à la droite <text:s/></text:span><text:span text:style-name="T11">d</text:span><text:span text:style-name="T65"> <text:s/>d'équation : <text:s text:c="2"/></text:span><text:span text:style-name="T65"><draw:frame draw:style-name="fr1" draw:name="Objet82" text:anchor-type="as-char" svg:y="-0.931cm" svg:width="2.768cm" svg:height="1.52cm" draw:z-index="21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65"><text:s text:c="2"/>passant par </text:span><text:span text:style-name="T11">C</text:span><text:span text:style-name="T65">(1 ; 0).</text:span></text:p>
      <text:p text:style-name="P10"><text:span text:style-name="T11">d</text:span><text:span text:style-name="T65"> et </text:span><text:span text:style-name="T11">d'</text:span><text:span text:style-name="T65"> étant parallèles, elles ont le même coefficient directeur, donc l'équation de </text:span><text:span text:style-name="T11">d'</text:span><text:span text:style-name="T65"> est de la forme : </text:span><text:span text:style-name="T65"><draw:frame draw:style-name="fr1" draw:name="Objet85" text:anchor-type="as-char" svg:y="-0.931cm" svg:width="2.794cm" svg:height="1.52cm" draw:z-index="22"><draw:object xlink:href="./Object 85" xlink:type="simple" xlink:show="embed" xlink:actuate="onLoad"/><draw:image xlink:href="./ObjectReplacements/Object 85" xlink:type="simple" xlink:show="embed" xlink:actuate="onLoad"/></draw:frame></text:span><text:span text:style-name="T71">.</text:span></text:p>
      <text:p text:style-name="P16"><text:span text:style-name="T65">de plus <text:s/></text:span><text:span text:style-name="T11">C</text:span><text:span text:style-name="T65"> </text:span><text:span text:style-name="T62">∈</text:span><text:span text:style-name="T65"> </text:span><text:span text:style-name="T11">d'</text:span><text:span text:style-name="T65"> <text:s/>donc <text:s/></text:span><text:span text:style-name="T65"><draw:frame draw:style-name="fr1" draw:name="Objet86" text:anchor-type="as-char" svg:y="-0.93cm" svg:width="3.36cm" svg:height="1.515cm" draw:z-index="23"><draw:object xlink:href="./Object 86" xlink:type="simple" xlink:show="embed" xlink:actuate="onLoad"/><draw:image xlink:href="./ObjectReplacements/Object 86" xlink:type="simple" xlink:show="embed" xlink:actuate="onLoad"/></draw:frame></text:span><text:span text:style-name="T65"><text:s text:c="2"/>donc <text:s/></text:span><text:span text:style-name="T65"><draw:frame draw:style-name="fr1" draw:name="Objet87" text:anchor-type="as-char" svg:y="-0.93cm" svg:width="4.718cm" svg:height="1.496cm" draw:z-index="24"><draw:object xlink:href="./Object 87" xlink:type="simple" xlink:show="embed" xlink:actuate="onLoad"/><draw:image xlink:href="./ObjectReplacements/Object 87" xlink:type="simple" xlink:show="embed" xlink:actuate="onLoad"/></draw:frame></text:span></text:p>
      <text:p text:style-name="P10"><draw:g text:anchor-type="paragraph" draw:z-index="12" draw:style-name="gr27"><draw:frame draw:style-name="gr28" draw:text-style-name="P64" svg:width="8.467cm" svg:height="5.114cm" svg:x="2.205cm" svg:y="3.632cm"><draw:text-box><text:p><text:span text:style-name="T108">p200 : 39, 43, 44</text:span></text:p><text:p><text:span text:style-name="T108">p201 : 46, 50, 51, 55</text:span></text:p><text:p><text:span text:style-name="T109">p203 : 68, 75, 77, 78, 79, 81, 84</text:span></text:p><text:p><text:span text:style-name="T109">p205 : 99, 105</text:span></text:p><text:p><text:span text:style-name="T109">p206 : 109</text:span></text:p><text:p><text:span text:style-name="T109">p209 : 133</text:span></text:p><text:p><text:span text:style-name="T109">p210 : 140</text:span></text:p></draw:text-box></draw:frame><draw:frame draw:style-name="gr28" draw:text-style-name="P64" svg:width="7.795cm" svg:height="5.114cm" svg:x="11.206cm" svg:y="3.632cm"><draw:text-box><text:p><text:span text:style-name="T108">algo</text:span></text:p><text:p><text:span text:style-name="T108">p204 : 85</text:span></text:p><text:p><text:span text:style-name="T108">p206 : 108</text:span></text:p><text:p><text:span text:style-name="T108"/></text:p><text:p><text:span text:style-name="T108">régressions avec calculatrice</text:span></text:p><text:p><text:span text:style-name="T109">p209 : 129</text:span></text:p></draw:text-box></draw:frame></draw:g><text:span text:style-name="T11">d'</text:span><text:span text:style-name="T65"> a donc pour équation : <text:s text:c="2"/></text:span><text:span text:style-name="T65"><draw:frame draw:style-name="fr1" draw:name="Objet88" text:anchor-type="as-char" svg:y="-0.931cm" svg:width="3.009cm" svg:height="1.52cm" draw:z-index="25"><draw:object xlink:href="./Object 88" xlink:type="simple" xlink:show="embed" xlink:actuate="onLoad"/><draw:image xlink:href="./ObjectReplacements/Object 88" xlink:type="simple" xlink:show="embed" xlink:actuate="onLoad"/></draw:frame></text:span></text:p>
      <text:list xml:id="list221154776952009" text:continue-list="list221155797866565" text:style-name="tfNum_20_I_29_">
        <text:list-item>
          <text:p text:style-name="P50">Lien avec les systèmes « 2 × 2 »</text:p>
        </text:list-item>
      </text:list>
      <text:p text:style-name="Standard"/>
      <text:p text:style-name="Standard"><text:span text:style-name="T101">Dans le chapitre sur les </text:span>système<text:span text:style-name="T101">s</text:span> de deux équations linéaires à deux inconnues, <text:span text:style-name="T101">on a étudié les</text:span> système<text:span text:style-name="T101">s</text:span> de la forme : <draw:frame draw:style-name="fr1" draw:name="Objet1" text:anchor-type="as-char" svg:y="-0.905cm" svg:width="4.911cm" svg:height="1.602cm" draw:z-index="27"><draw:object xlink:href="./Object 1" xlink:type="simple" xlink:show="embed" xlink:actuate="onLoad"/><draw:image xlink:href="./ObjectReplacements/Object 1" xlink:type="simple" xlink:show="embed" xlink:actuate="onLoad"/></draw:frame></text:p>
      <text:p text:style-name="P35">Comment ne pas faire l’analogie avec des équations cartésiennes de droites !</text:p>
      <text:p text:style-name="Standard"/>
      <text:p text:style-name="Standard"><text:span text:style-name="T47">Conséquence</text:span><text:span text:style-name="T41"> 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De même que deux droites ont pour intersection :</text:p>
          </table:table-cell>
          <table:table-cell table:style-name="Tableau1.B1" office:value-type="string">
            <text:p text:style-name="Table_20_Contents">De même un système 2×2 aura pour solutions :</text:p>
          </table:table-cell>
        </table:table-row>
        <table:table-row>
          <table:table-cell table:style-name="Tableau1.A2" office:value-type="string">
            <text:list xml:id="list221156082413452" text:continue-list="list221156111635291" text:style-name="tfPuce">
              <text:list-item>
                <text:p text:style-name="P42">soit un unique point d'intersection<text:line-break/>(les droites sont <text:span text:style-name="T78">sécantes</text:span>)</text:p>
              </text:list-item>
            </text:list>
          </table:table-cell>
          <table:table-cell table:style-name="Tableau1.B2" office:value-type="string">
            <text:list xml:id="list221154765425505" text:continue-numbering="true" text:style-name="tfPuce">
              <text:list-item>
                <text:p text:style-name="P52"><text:span text:style-name="T78">soit un unique couple solution</text:span><text:line-break/><text:span text:style-name="T98">(cas général que nous rencontrerons dans les exercices)</text:span></text:p>
              </text:list-item>
            </text:list>
          </table:table-cell>
        </table:table-row>
        <table:table-row>
          <table:table-cell table:style-name="Tableau1.A2" office:value-type="string">
            <text:list xml:id="list221155339637174" text:continue-numbering="true" text:style-name="tfPuce">
              <text:list-item>
                <text:p text:style-name="P42">soit aucun point d'intersection<text:line-break/>(les droites sont <text:span text:style-name="T78">strictement parallèles</text:span>)</text:p>
              </text:list-item>
            </text:list>
          </table:table-cell>
          <table:table-cell table:style-name="Tableau1.B2" office:value-type="string">
            <text:list xml:id="list221154977789785" text:continue-numbering="true" text:style-name="tfPuce">
              <text:list-item>
                <text:p text:style-name="P52"><text:span text:style-name="T78">soit aucun couple solution</text:span><text:line-break/>(les <text:span text:style-name="T96">2 </text:span>équations sont <text:span text:style-name="T86">incompatible</text:span><text:span text:style-name="T78">s</text:span>)</text:p>
              </text:list-item>
            </text:list>
          </table:table-cell>
        </table:table-row>
        <table:table-row>
          <table:table-cell table:style-name="Tableau1.A4" office:value-type="string">
            <text:list xml:id="list221154659358437" text:continue-numbering="true" text:style-name="tfPuce">
              <text:list-item>
                <text:p text:style-name="P42">soit <text:span text:style-name="T97">une infinité de points d’intersection<text:line-break/></text:span>(les droites sont <text:span text:style-name="T78">confondues</text:span>)</text:p>
              </text:list-item>
            </text:list>
          </table:table-cell>
          <table:table-cell table:style-name="Tableau1.B4" office:value-type="string">
            <text:list xml:id="list221154571278151" text:continue-numbering="true" text:style-name="tfPuce">
              <text:list-item>
                <text:p text:style-name="P42"><text:span text:style-name="T78">soit </text:span><text:span text:style-name="T86">une infinité de </text:span><text:span text:style-name="T78">couple</text:span><text:span text:style-name="T86">s</text:span><text:span text:style-name="T78"> solution</text:span> (les <text:span text:style-name="T96">2 </text:span>équations sont <text:span text:style-name="T78">équivalentes</text:span>)</text:p>
              </text:list-item>
            </text:list>
          </table:table-cell>
        </table:table-row>
      </table:table>
      <text:p text:style-name="P32"><draw:frame text:anchor-type="paragraph" draw:z-index="13" draw:style-name="gr29" draw:text-style-name="P64" svg:width="4.645cm" svg:height="3.654cm" svg:x="14.295cm" svg:y="2.817cm"><draw:text-box><text:p><text:span text:style-name="T108">p200 : 37</text:span></text:p><text:p><text:span text:style-name="T108">p206 : 115</text:span></text:p><text:p><text:span text:style-name="T108">p207 : </text:span><text:span text:style-name="T109">118, 119</text:span></text:p><text:p><text:span text:style-name="T109">p208 : 125</text:span></text:p><text:p><text:span text:style-name="T109">p210 : 139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OpenSymbol2" svg:font-family="OpenSymbo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2="1" draw:dots2-length="0.057cm" draw:distance="0.057cm"/>
    <draw:stroke-dash draw:name="Dashed_20__28_var_29__20_113" draw:display-name="Dashed (var) 113" draw:style="rect" draw:dots2="1" draw:dots2-length="0.057cm" draw:distance="0.057cm"/>
    <draw:stroke-dash draw:name="Dashed_20__28_var_29__20_114" draw:display-name="Dashed (var) 114" draw:style="rect" draw:dots2="1" draw:dots2-length="0.032cm" draw:distance="0.032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19" draw:display-name="Dashed (var) 119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3cm" draw:dots2="1" draw:dots2-length="0.003cm" draw:distance="0.003cm"/>
    <draw:stroke-dash draw:name="Dashed_20__28_var_29__20_121" draw:display-name="Dashed (var) 121" draw:style="rect" draw:dots1="1" draw:dots1-length="0.003cm" draw:dots2="1" draw:dots2-length="0.003cm" draw:distance="0.003cm"/>
    <draw:stroke-dash draw:name="Dashed_20__28_var_29__20_122" draw:display-name="Dashed (var) 122" draw:style="rect" draw:dots1="1" draw:dots1-length="0.003cm" draw:dots2="1" draw:dots2-length="0.003cm" draw:distance="0.003cm"/>
    <draw:stroke-dash draw:name="Dashed_20__28_var_29__20_123" draw:display-name="Dashed (var) 123" draw:style="rect" draw:dots1="1" draw:dots1-length="0.003cm" draw:dots2="1" draw:dots2-length="0.003cm" draw:distance="0.003cm"/>
    <draw:stroke-dash draw:name="Dashed_20__28_var_29__20_124" draw:display-name="Dashed (var) 124" draw:style="rect" draw:dots1="1" draw:dots1-length="0.003cm" draw:dots2="1" draw:dots2-length="0.003cm" draw:distance="0.003cm"/>
    <draw:stroke-dash draw:name="Dashed_20__28_var_29__20_125" draw:display-name="Dashed (var) 125" draw:style="rect" draw:dots1="1" draw:dots1-length="0.003cm" draw:dots2="1" draw:dots2-length="0.003cm" draw:distance="0.003cm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Dashed_20__28_var_29__20_99" draw:display-name="Dashed (var)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09:02:08.68</meta:creation-date>
    <meta:editing-duration>PT16H14M14S</meta:editing-duration>
    <meta:editing-cycles>170</meta:editing-cycles>
    <meta:generator>LibreOffice/6.1.6.3$Windows_X86_64 LibreOffice_project/5896ab1714085361c45cf540f76f60673dd96a72</meta:generator>
    <dc:date>2020-05-24T22:11:53.570000000</dc:date>
    <meta:print-date>2014-01-09T09:53:19.91</meta:print-date>
    <meta:document-statistic meta:table-count="1" meta:image-count="0" meta:object-count="43" meta:page-count="7" meta:paragraph-count="74" meta:word-count="892" meta:character-count="4215" meta:non-whitespace-character-count="3327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a</mi>
                <mrow>
                  <mi>x</mi>
                  <mo stretchy="false">+</mo>
                  <mi>b</mi>
                </mrow>
                <mrow>
                  <mrow>
                    <mi>y</mi>
                    <mo stretchy="false">+</mo>
                    <mi>c</mi>
                  </mrow>
                  <mo stretchy="false">=</mo>
                  <mn>0</mn>
                </mrow>
              </mrow>
            </mtd>
          </mtr>
          <mtr>
            <mtd>
              <mrow>
                <mi>a</mi>
                <mi>'</mi>
                <mrow>
                  <mi>x</mi>
                  <mo stretchy="false">+</mo>
                  <mi>b</mi>
                </mrow>
                <mi>'</mi>
                <mrow>
                  <mi>y</mi>
                  <mo stretchy="false">+</mo>
                  <mi>c</mi>
                </mrow>
                <mrow>
                  <mi>'</mi>
                  <mo stretchy="false">=</mo>
                  <mn>0</mn>
                </mrow>
              </mrow>
            </mtd>
          </mtr>
        </mtable>
      </mrow>
    </mrow>
    <annotation encoding="StarMath 5.0">alignl left lbrace stack{{a x + b y + c =0} # {a'x + b'y + c'=0 }} right none</annotation>
  </semantics>
</math>
</file>

<file path=Object 12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3/content.xml><?xml version="1.0" encoding="utf-8"?>
<math xmlns="http://www.w3.org/1998/Math/MathML" display="block">
  <semantics>
    <mstyle color="black">
      <mrow>
        <mrow>
          <mo fence="true" stretchy="true">|</mo>
          <mrow>
            <mtable>
              <mtr>
                <mtd>
                  <mi>x</mi>
                </mtd>
                <mtd>
                  <mrow>
                    <mn>1</mn>
                    <mspace width="0.5em"/>
                  </mrow>
                </mtd>
              </mtr>
              <mtr>
                <mtd>
                  <mrow>
                    <mi>y</mi>
                    <mrow>
                      <mspace width="0.5em"/>
                      <mo stretchy="false">−</mo>
                      <mspace width="0.5em"/>
                    </mrow>
                    <mi>b</mi>
                    <mspace width="0.5em"/>
                  </mrow>
                </mtd>
                <mtd>
                  <mi>a</mi>
                </mtd>
              </mtr>
            </mtable>
          </mrow>
          <mo fence="true" stretchy="true">|</mo>
        </mrow>
        <mo stretchy="false">=</mo>
        <mn>0</mn>
      </mrow>
    </mstyle>
    <annotation encoding="StarMath 5.0">color black{ alignl left lline matrix{x#{1}`##y`-`b`#a} right rline = 0}</annotation>
  </semantics>
</math>
</file>

<file path=Object 14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8/content.xml><?xml version="1.0" encoding="utf-8"?>
<math xmlns="http://www.w3.org/1998/Math/MathML" display="block">
  <semantics>
    <mstyle color="black">
      <mrow>
        <mrow>
          <mo fence="true" stretchy="true">|</mo>
          <mrow>
            <mtable>
              <mtr>
                <mtd>
                  <mrow>
                    <mi>x</mi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A</mi>
                    </msub>
                    <mspace width="0.5em"/>
                  </mrow>
                </mtd>
                <mtd>
                  <mrow>
                    <mrow>
                      <mspace width="0.5em"/>
                      <mo stretchy="false">−</mo>
                      <mspace width="0.5em"/>
                    </mrow>
                    <mi>b</mi>
                    <mspace width="0.5em"/>
                  </mrow>
                </mtd>
              </mtr>
              <mtr>
                <mtd>
                  <mrow>
                    <mi>y</mi>
                    <mrow>
                      <mspace width="0.5em"/>
                      <mo stretchy="false">−</mo>
                      <mspace width="0.5em"/>
                    </mrow>
                    <msub>
                      <mi>y</mi>
                      <mi>A</mi>
                    </msub>
                    <mspace width="0.5em"/>
                  </mrow>
                </mtd>
                <mtd>
                  <mi>a</mi>
                </mtd>
              </mtr>
            </mtable>
          </mrow>
          <mo fence="true" stretchy="true">|</mo>
        </mrow>
        <mo stretchy="false">=</mo>
        <mn>0</mn>
      </mrow>
    </mstyle>
    <annotation encoding="StarMath 5.0">color black{ alignc left lline matrix{x`-`x_A`#`-`b`##y`-`y_A`#a} right rline = 0}</annotation>
  </semantics>
</math>
</file>

<file path=Object 19/content.xml><?xml version="1.0" encoding="utf-8"?>
<math xmlns="http://www.w3.org/1998/Math/MathML" display="block">
  <semantics>
    <mstyle color="black">
      <mrow>
        <mi>a</mi>
        <mrow>
          <mrow>
            <mo fence="true" stretchy="false">(</mo>
            <mrow>
              <mrow>
                <mi>x</mi>
                <mo stretchy="false">−</mo>
                <msub>
                  <mi>x</mi>
                  <mi>A</mi>
                </msub>
              </mrow>
            </mrow>
            <mo fence="true" stretchy="false">)</mo>
          </mrow>
          <mo stretchy="false">+</mo>
          <mi>b</mi>
        </mrow>
        <mrow>
          <mrow>
            <mo fence="true" stretchy="false">(</mo>
            <mrow>
              <mrow>
                <mi>y</mi>
                <mo stretchy="false">−</mo>
                <msub>
                  <mi>y</mi>
                  <mi>A</mi>
                </msub>
              </mrow>
            </mrow>
            <mo fence="true" stretchy="false">)</mo>
          </mrow>
          <mo stretchy="false">=</mo>
          <mn>0</mn>
        </mrow>
      </mrow>
    </mstyle>
    <annotation encoding="StarMath 5.0">color black{ a (x-x_A)+b(y-y_A)=0}</annotation>
  </semantics>
</math>
</file>

<file path=Object 2/content.xml><?xml version="1.0" encoding="utf-8"?>
<math xmlns="http://www.w3.org/1998/Math/MathML">
  <semantics>
    <mrow>
      <mstyle color="black">
        <mrow>
          <mrow>
            <mrow>
              <mi>y</mi>
              <mo stretchy="false">=</mo>
              <mfrac>
                <mrow>
                  <mn>1</mn>
                </mrow>
                <mrow>
                  <mn>2</mn>
                </mrow>
              </mfrac>
            </mrow>
            <mrow>
              <mi>x</mi>
              <mo stretchy="false">+</mo>
              <mrow>
                <mn>1</mn>
              </mrow>
            </mrow>
          </mrow>
        </mrow>
      </mstyle>
    </mrow>
    <annotation encoding="StarMath 5.0">color black{ y = {1}over{2} x + {1} }</annotation>
  </semantics>
</math>
</file>

<file path=Object 20/content.xml><?xml version="1.0" encoding="utf-8"?>
<math xmlns="http://www.w3.org/1998/Math/MathML" display="block">
  <semantics>
    <mstyle color="black">
      <mrow>
        <mi>a</mi>
        <mrow>
          <mi>x</mi>
          <mo stretchy="false">+</mo>
          <mi>b</mi>
        </mrow>
        <mrow>
          <mrow>
            <mi>y</mi>
            <mo stretchy="false">+</mo>
            <mrow>
              <mo fence="true" stretchy="false">(</mo>
              <mrow>
                <mrow>
                  <mi>–</mi>
                  <mi>a</mi>
                  <mrow>
                    <msub>
                      <mi>x</mi>
                      <mi>A</mi>
                    </msub>
                    <mo stretchy="false">−</mo>
                    <mi>b</mi>
                  </mrow>
                  <msub>
                    <mi>y</mi>
                    <mi>A</mi>
                  </msub>
                </mrow>
              </mrow>
              <mo fence="true" stretchy="false">)</mo>
            </mrow>
          </mrow>
          <mo stretchy="false">=</mo>
          <mn>0</mn>
        </mrow>
      </mrow>
    </mstyle>
    <annotation encoding="StarMath 5.0">color black{ a x + b y +(– a x_A-b y_A) = 0}</annotation>
  </semantics>
</math>
</file>

<file path=Object 21/content.xml><?xml version="1.0" encoding="utf-8"?>
<math xmlns="http://www.w3.org/1998/Math/MathML" display="block">
  <semantics>
    <mrow>
      <mo fence="true" stretchy="false">(</mo>
      <mrow>
        <mrow>
          <mi>–</mi>
          <mi>a</mi>
          <mrow>
            <msub>
              <mi>x</mi>
              <mi>A</mi>
            </msub>
            <mo stretchy="false">−</mo>
            <mi>b</mi>
          </mrow>
          <msub>
            <mi>y</mi>
            <mi>A</mi>
          </msub>
        </mrow>
      </mrow>
      <mo fence="true" stretchy="false">)</mo>
    </mrow>
    <annotation encoding="StarMath 5.0">(– a x_A-b y_A)</annotation>
  </semantics>
</math>
</file>

<file path=Object 22/content.xml><?xml version="1.0" encoding="utf-8"?>
<math xmlns="http://www.w3.org/1998/Math/MathML" display="block">
  <semantics>
    <mover accent="true">
      <mi>u</mi>
      <mo stretchy="false">⃗</mo>
    </mover>
    <annotation encoding="StarMath 5.0"> vec {u} </annotation>
  </semantics>
</math>
</file>

<file path=Object 23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i>b</mi>
                </mrow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vec {u} left(matrix{-b ## a}right)</annotation>
  </semantics>
</math>
</file>

<file path=Object 24/content.xml><?xml version="1.0" encoding="utf-8"?>
<math xmlns="http://www.w3.org/1998/Math/MathML" display="block">
  <semantics>
    <mstyle color="black">
      <mrow>
        <mrow>
          <mi>x</mi>
          <mo stretchy="false">+</mo>
          <mn>2</mn>
          <mo stretchy="false">−</mo>
          <mn>2</mn>
        </mrow>
        <mrow>
          <mi>y</mi>
          <mo stretchy="false">=</mo>
          <mn>0</mn>
        </mrow>
      </mrow>
    </mstyle>
    <annotation encoding="StarMath 5.0">color black{ x+2-2y=0 }</annotation>
  </semantics>
</math>
</file>

<file path=Object 25/content.xml><?xml version="1.0" encoding="utf-8"?>
<math xmlns="http://www.w3.org/1998/Math/MathML" display="block">
  <semantics>
    <mstyle color="black">
      <mrow>
        <mi>y</mi>
        <mo stretchy="false">=</mo>
        <mrow>
          <mo stretchy="false">−</mo>
          <mfrac>
            <mi>c</mi>
            <mi>b</mi>
          </mfrac>
        </mrow>
      </mrow>
    </mstyle>
    <annotation encoding="StarMath 5.0">color black {y = -{c over b}}</annotation>
  </semantics>
</math>
</file>

<file path=Object 26/content.xml><?xml version="1.0" encoding="utf-8"?>
<math xmlns="http://www.w3.org/1998/Math/MathML" display="block">
  <semantics>
    <mstyle color="black">
      <mrow>
        <mover accent="true">
          <mi>u</mi>
          <mo stretchy="false">⃗</mo>
        </mover>
        <mrow>
          <mo fence="true" stretchy="true">(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style>
    <annotation encoding="StarMath 5.0">color black{ vec {u} left(matrix{-2 ## 1}right) }</annotation>
  </semantics>
</math>
</file>

<file path=Object 27/content.xml><?xml version="1.0" encoding="utf-8"?>
<math xmlns="http://www.w3.org/1998/Math/MathML" display="block">
  <semantics>
    <mstyle color="black">
      <mrow>
        <mover accent="true">
          <mi>v</mi>
          <mo stretchy="false">⃗</mo>
        </mover>
        <mrow>
          <mo fence="true" stretchy="true">(</mo>
          <mrow>
            <mtable>
              <mtr>
                <mtd>
                  <mrow>
                    <mo stretchy="false">−</mo>
                    <mn>4</mn>
                  </mrow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</mstyle>
    <annotation encoding="StarMath 5.0">color black{ vec {v} left(matrix{-4 ## 2}right) }</annotation>
  </semantics>
</math>
</file>

<file path=Object 28/content.xml><?xml version="1.0" encoding="utf-8"?>
<math xmlns="http://www.w3.org/1998/Math/MathML" display="block">
  <semantics>
    <mstyle color="black">
      <mrow>
        <mover accent="true">
          <mi>w</mi>
          <mo stretchy="false">⃗</mo>
        </mover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</mstyle>
    <annotation encoding="StarMath 5.0">color black{ vec {w} left(matrix{2 ## -1}right) }</annotation>
  </semantics>
</math>
</file>

<file path=Object 29/content.xml><?xml version="1.0" encoding="utf-8"?>
<math xmlns="http://www.w3.org/1998/Math/MathML" display="block">
  <semantics>
    <mstyle color="black">
      <mrow>
        <mi>x</mi>
        <mo stretchy="false">=</mo>
        <mrow>
          <mo stretchy="false">−</mo>
          <mfrac>
            <mi>c</mi>
            <mi>a</mi>
          </mfrac>
        </mrow>
      </mrow>
    </mstyle>
    <annotation encoding="StarMath 5.0">color black {x = -{c over a}}</annotation>
  </semantics>
</math>
</file>

<file path=Object 30/content.xml><?xml version="1.0" encoding="utf-8"?>
<math xmlns="http://www.w3.org/1998/Math/MathML" display="block">
  <semantics>
    <mstyle color="black">
      <mrow>
        <mrow>
          <mo fence="true" stretchy="true">|</mo>
          <mrow>
            <mtable>
              <mtr>
                <mtd>
                  <mrow>
                    <mi>x</mi>
                    <mrow>
                      <mspace width="0.5em"/>
                      <mo stretchy="false">+</mo>
                      <mspace width="0.5em"/>
                    </mrow>
                    <mn>2</mn>
                    <mspace width="0.5em"/>
                  </mrow>
                </mtd>
                <mtd>
                  <mrow>
                    <mn>4</mn>
                    <mspace width="0.5em"/>
                  </mrow>
                </mtd>
              </mtr>
              <mtr>
                <mtd>
                  <mrow>
                    <mi>y</mi>
                    <mspace width="0.5em"/>
                  </mrow>
                </mtd>
                <mtd>
                  <mn>2</mn>
                </mtd>
              </mtr>
            </mtable>
          </mrow>
          <mo fence="true" stretchy="true">|</mo>
        </mrow>
        <mo stretchy="false">=</mo>
        <mn>0</mn>
      </mrow>
    </mstyle>
    <annotation encoding="StarMath 5.0">color black{ alignl left lline matrix{x`+`{2}`#{4}`##y`#{2}} right rline = 0}</annotation>
  </semantics>
</math>
</file>

<file path=Object 31/content.xml><?xml version="1.0" encoding="utf-8"?>
<math xmlns="http://www.w3.org/1998/Math/MathML" display="block">
  <semantics>
    <mstyle color="black">
      <mrow>
        <mover accent="true">
          <mi>u</mi>
          <mo stretchy="false">⃗</mo>
        </mover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i>a</mi>
                </mtd>
              </mtr>
            </mtable>
          </mrow>
          <mo fence="true" stretchy="true">)</mo>
        </mrow>
      </mrow>
    </mstyle>
    <annotation encoding="StarMath 5.0">color black{ vec {u} left(matrix{1 ## a}right) }</annotation>
  </semantics>
</math>
</file>

<file path=Object 32/content.xml><?xml version="1.0" encoding="utf-8"?>
<math xmlns="http://www.w3.org/1998/Math/MathML" display="block">
  <semantics>
    <mstyle color="black">
      <mrow>
        <mrow>
          <mo fence="true" stretchy="true">|</mo>
          <mrow>
            <mtable>
              <mtr>
                <mtd>
                  <mrow>
                    <mi>x</mi>
                    <mrow>
                      <mspace width="0.5em"/>
                      <mo stretchy="false">+</mo>
                      <mspace width="0.5em"/>
                    </mrow>
                    <mn>2</mn>
                    <mspace width="0.5em"/>
                  </mrow>
                </mtd>
                <mtd>
                  <mrow>
                    <mn>2</mn>
                    <mspace width="0.5em"/>
                  </mrow>
                </mtd>
              </mtr>
              <mtr>
                <mtd>
                  <mrow>
                    <mi>y</mi>
                    <mspace width="0.5em"/>
                  </mrow>
                </mtd>
                <mtd>
                  <mn>1</mn>
                </mtd>
              </mtr>
            </mtable>
          </mrow>
          <mo fence="true" stretchy="true">|</mo>
        </mrow>
        <mo stretchy="false">=</mo>
        <mn>0</mn>
      </mrow>
    </mstyle>
    <annotation encoding="StarMath 5.0">color black{ alignl left lline matrix{x`+`{2}`#{2}`##y`#{1}} right rline = 0}</annotation>
  </semantics>
</math>
</file>

<file path=Object 42/content.xml><?xml version="1.0" encoding="utf-8"?>
<math xmlns="http://www.w3.org/1998/Math/MathML">
  <semantics>
    <mrow>
      <mstyle color="black">
        <mrow>
          <mrow>
            <mover accent="true">
              <mrow>
                <mi mathvariant="italic">BM</mi>
              </mrow>
              <mo stretchy="false">⃗</mo>
            </mover>
            <mfenced open="(" close=")">
              <mrow>
                <mtable>
                  <mtr>
                    <mtd>
                      <mrow>
                        <mrow>
                          <mi>x</mi>
                          <mo stretchy="false">−</mo>
                          <mn>0</mn>
                        </mrow>
                      </mrow>
                    </mtd>
                  </mtr>
                  <mtr>
                    <mtd>
                      <mrow>
                        <mrow>
                          <mi>y</mi>
                          <mo stretchy="false">−</mo>
                          <mi>b</mi>
                        </mrow>
                      </mrow>
                    </mtd>
                  </mtr>
                </mtable>
              </mrow>
            </mfenced>
          </mrow>
        </mrow>
      </mstyle>
    </mrow>
    <annotation encoding="StarMath 5.0">color black{ widevec {BM} left(matrix{x-0 ## y-b}right) }</annotation>
  </semantics>
</math>
</file>

<file path=Object 43/content.xml><?xml version="1.0" encoding="utf-8"?>
<math xmlns="http://www.w3.org/1998/Math/MathML" display="block">
  <semantics>
    <mstyle color="black">
      <mrow>
        <mover accent="true">
          <mi>u</mi>
          <mo stretchy="false">⃗</mo>
        </mover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i>a</mi>
                </mtd>
              </mtr>
            </mtable>
          </mrow>
          <mo fence="true" stretchy="true">)</mo>
        </mrow>
      </mrow>
    </mstyle>
    <annotation encoding="StarMath 5.0">color black{ vec {u} left(matrix{1 ## a}right) }</annotation>
  </semantics>
</math>
</file>

<file path=Object 46/content.xml><?xml version="1.0" encoding="utf-8"?>
<math xmlns="http://www.w3.org/1998/Math/MathML">
  <semantics>
    <mrow>
      <mstyle color="black">
        <mrow>
          <mrow>
            <mrow>
              <mi>y</mi>
              <mo stretchy="false">=</mo>
              <mfrac>
                <mrow>
                  <mn>1</mn>
                </mrow>
                <mrow>
                  <mn>2</mn>
                </mrow>
              </mfrac>
            </mrow>
            <mrow>
              <mi>x</mi>
              <mo stretchy="false">+</mo>
              <mrow>
                <mn>1</mn>
              </mrow>
            </mrow>
          </mrow>
        </mrow>
      </mstyle>
    </mrow>
    <annotation encoding="StarMath 5.0">color black{ y = {1}over{2} x + {1} }</annotation>
  </semantics>
</math>
</file>

<file path=Object 48/content.xml><?xml version="1.0" encoding="utf-8"?>
<math xmlns="http://www.w3.org/1998/Math/MathML">
  <semantics>
    <mrow>
      <mfrac>
        <mrow>
          <msub>
            <mi>y</mi>
            <mi>Q</mi>
          </msub>
          <mi>−</mi>
          <msub>
            <mi>y</mi>
            <mi>P</mi>
          </msub>
        </mrow>
        <mrow>
          <msub>
            <mi>x</mi>
            <mi>Q</mi>
          </msub>
          <mi>−</mi>
          <msub>
            <mi>x</mi>
            <mi>P</mi>
          </msub>
        </mrow>
      </mfrac>
    </mrow>
    <annotation encoding="StarMath 5.0">{y_Q − y_P} over {x_Q − x_P}</annotation>
  </semantics>
</math>
</file>

<file path=Object 49/content.xml><?xml version="1.0" encoding="utf-8"?>
<math xmlns="http://www.w3.org/1998/Math/MathML">
  <semantics>
    <mrow>
      <mrow>
        <mfrac>
          <mrow>
            <msub>
              <mi>y</mi>
              <mi>Q</mi>
            </msub>
            <mi>−</mi>
            <msub>
              <mi>y</mi>
              <mi>P</mi>
            </msub>
          </mrow>
          <mrow>
            <msub>
              <mi>x</mi>
              <mi>Q</mi>
            </msub>
            <mi>−</mi>
            <msub>
              <mi>x</mi>
              <mi>P</mi>
            </msub>
          </mrow>
        </mfrac>
        <mo stretchy="false">=</mo>
        <mstyle color="black">
          <mrow>
            <mrow>
              <mrow>
                <mrow>
                  <mrow>
                    <mfrac>
                      <mrow>
                        <mi>a</mi>
                        <mrow>
                          <msub>
                            <mi>x</mi>
                            <mi>Q</mi>
                          </msub>
                          <mo stretchy="false">+</mo>
                          <mi>b</mi>
                        </mrow>
                        <mi>−</mi>
                        <mrow>
                          <mo stretchy="false">(</mo>
                          <mrow>
                            <mi>a</mi>
                            <mrow>
                              <msub>
                                <mi>x</mi>
                                <mi>P</mi>
                              </msub>
                              <mo stretchy="false">+</mo>
                              <mi>b</mi>
                            </mrow>
                          </mrow>
                          <mo stretchy="false">)</mo>
                        </mrow>
                      </mrow>
                      <mrow>
                        <msub>
                          <mi>x</mi>
                          <mi>Q</mi>
                        </msub>
                        <mi>−</mi>
                        <msub>
                          <mi>x</mi>
                          <mi>P</mi>
                        </msub>
                      </mrow>
                    </mfrac>
                    <mo stretchy="false">=</mo>
                    <mfrac>
                      <mrow>
                        <mi>a</mi>
                        <msub>
                          <mi>x</mi>
                          <mi>Q</mi>
                        </msub>
                        <mi>−</mi>
                        <mi>a</mi>
                        <msub>
                          <mi>x</mi>
                          <mi>P</mi>
                        </msub>
                      </mrow>
                      <mrow>
                        <msub>
                          <mi>x</mi>
                          <mi>Q</mi>
                        </msub>
                        <mi>−</mi>
                        <msub>
                          <mi>x</mi>
                          <mi>P</mi>
                        </msub>
                      </mrow>
                    </mfrac>
                  </mrow>
                  <mo stretchy="false">=</mo>
                  <mfrac>
                    <mrow>
                      <mi>a</mi>
                      <mrow>
                        <mo stretchy="false">(</mo>
                        <mrow>
                          <msub>
                            <mi>x</mi>
                            <mi>Q</mi>
                          </msub>
                          <mi>−</mi>
                          <msub>
                            <mi>x</mi>
                            <mi>P</mi>
                          </msub>
                        </mrow>
                        <mo stretchy="false">)</mo>
                      </mrow>
                    </mrow>
                    <mrow>
                      <msub>
                        <mi>x</mi>
                        <mi>Q</mi>
                      </msub>
                      <mi>−</mi>
                      <msub>
                        <mi>x</mi>
                        <mi>P</mi>
                      </msub>
                    </mrow>
                  </mfrac>
                </mrow>
                <mo stretchy="false">=</mo>
                <mi>a</mi>
              </mrow>
            </mrow>
          </mrow>
        </mstyle>
      </mrow>
    </mrow>
    <annotation encoding="StarMath 5.0">{y_Q − y_P} over {x_Q − x_P} = color black { {a x_Q +b − (a x_P+b)} over {x_Q − x_P} = {a x_Q − a x_P} over {x_Q − x_P} = {a (x_Q − x_P)} over {x_Q − x_P} = a }</annotation>
  </semantics>
</math>
</file>

<file path=Object 51/content.xml><?xml version="1.0" encoding="utf-8"?>
<math xmlns="http://www.w3.org/1998/Math/MathML">
  <semantics>
    <mrow>
      <mrow>
        <msub>
          <mi>x</mi>
          <mtext>A</mtext>
        </msub>
        <mo stretchy="false">≠</mo>
        <msub>
          <mi>x</mi>
          <mtext>B</mtext>
        </msub>
      </mrow>
    </mrow>
    <annotation encoding="StarMath 5.0">x_"A" &lt;&gt; x_"B"</annotation>
  </semantics>
</math>
</file>

<file path=Object 53/content.xml><?xml version="1.0" encoding="utf-8"?>
<math xmlns="http://www.w3.org/1998/Math/MathML" display="block">
  <semantics>
    <mstyle color="black">
      <mrow>
        <mover accent="true">
          <mi mathvariant="italic">AM</mi>
          <mo stretchy="true">⃗</mo>
        </mover>
        <mrow>
          <mo fence="true" stretchy="true">(</mo>
          <mrow>
            <mtable>
              <mtr>
                <mtd>
                  <mrow>
                    <mi>x</mi>
                    <mo stretchy="false">−</mo>
                    <msub>
                      <mi>x</mi>
                      <mi>A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y</mi>
                      <mi>A</mi>
                    </msub>
                  </mrow>
                </mtd>
              </mtr>
            </mtable>
          </mrow>
          <mo fence="true" stretchy="true">)</mo>
        </mrow>
      </mrow>
    </mstyle>
    <annotation encoding="StarMath 5.0">color black{ widevec {AM} left(matrix{x-x_A ## y-y_A}right) }</annotation>
  </semantics>
</math>
</file>

<file path=Object 54/content.xml><?xml version="1.0" encoding="utf-8"?>
<math xmlns="http://www.w3.org/1998/Math/MathML" display="block">
  <semantics>
    <mstyle color="black">
      <mrow>
        <mover accent="true">
          <mi>u</mi>
          <mo stretchy="false">⃗</mo>
        </mover>
        <mrow>
          <mo fence="true" stretchy="true">(</mo>
          <mrow>
            <mtable>
              <mtr>
                <mtd>
                  <mrow>
                    <mo stretchy="false">−</mo>
                    <mi>b</mi>
                  </mrow>
                </mtd>
              </mtr>
              <mtr>
                <mtd>
                  <mi>a</mi>
                </mtd>
              </mtr>
            </mtable>
          </mrow>
          <mo fence="true" stretchy="true">)</mo>
        </mrow>
      </mrow>
    </mstyle>
    <annotation encoding="StarMath 5.0">color black{ vec {u} left(matrix{-b ## a}right) }</annotation>
  </semantics>
</math>
</file>

<file path=Object 66/content.xml><?xml version="1.0" encoding="utf-8"?>
<math xmlns="http://www.w3.org/1998/Math/MathML">
  <semantics>
    <mrow>
      <mstyle color="black">
        <mrow>
          <mrow>
            <mrow>
              <mrow>
                <mrow>
                  <mrow>
                    <mi>a</mi>
                    <mo stretchy="false">=</mo>
                    <mfrac>
                      <mrow>
                        <msub>
                          <mi>y</mi>
                          <mi>B</mi>
                        </msub>
                        <mi>−</mi>
                        <msub>
                          <mi>y</mi>
                          <mi>A</mi>
                        </msub>
                      </mrow>
                      <mrow>
                        <msub>
                          <mi>x</mi>
                          <mi>B</mi>
                        </msub>
                        <mi>−</mi>
                        <msub>
                          <mi>x</mi>
                          <mi>A</mi>
                        </msub>
                      </mrow>
                    </mfrac>
                  </mrow>
                  <mo stretchy="false">=</mo>
                  <mfrac>
                    <mrow>
                      <mrow>
                        <mn>2</mn>
                        <mo stretchy="false">−</mo>
                        <mn>0</mn>
                      </mrow>
                    </mrow>
                    <mrow>
                      <mrow>
                        <mn>2</mn>
                        <mo stretchy="false">−</mo>
                        <mrow>
                          <mo stretchy="false">(</mo>
                          <mrow>
                            <mrow>
                              <mo stretchy="false">−</mo>
                              <mn>2</mn>
                            </mrow>
                          </mrow>
                          <mo stretchy="false">)</mo>
                        </mrow>
                      </mrow>
                    </mrow>
                  </mfrac>
                </mrow>
                <mo stretchy="false">=</mo>
                <mfrac>
                  <mrow>
                    <mn>2</mn>
                  </mrow>
                  <mrow>
                    <mn>4</mn>
                  </mrow>
                </mfrac>
              </mrow>
              <mo stretchy="false">=</mo>
              <mfrac>
                <mrow>
                  <mn>1</mn>
                </mrow>
                <mrow>
                  <mn>2</mn>
                </mrow>
              </mfrac>
            </mrow>
          </mrow>
        </mrow>
      </mstyle>
    </mrow>
    <annotation encoding="StarMath 5.0">color black{ a={y_B − y_A} over {x_B − x_A} = {2-0} over {2-(-2)} = {2} over {4} = {1} over {2} }</annotation>
  </semantics>
</math>
</file>

<file path=Object 67/content.xml><?xml version="1.0" encoding="utf-8"?>
<math xmlns="http://www.w3.org/1998/Math/MathML" display="block">
  <semantics>
    <mstyle color="black">
      <mrow>
        <mrow>
          <mi>B</mi>
          <mo stretchy="false">∈</mo>
          <mrow>
            <mo fence="true" stretchy="false">(</mo>
            <mrow>
              <mi mathvariant="italic">AB</mi>
            </mrow>
            <mo fence="true" stretchy="false">)</mo>
          </mrow>
        </mrow>
        <mtext> donc </mtext>
        <mrow>
          <msub>
            <mi>y</mi>
            <mtext>B</mtext>
          </msub>
          <mo stretchy="false">=</mo>
          <mfrac>
            <mn>1</mn>
            <mn>2</mn>
          </mfrac>
        </mrow>
        <mrow>
          <msub>
            <mi>x</mi>
            <mtext>B</mtext>
          </msub>
          <mo stretchy="false">+</mo>
          <mi>b</mi>
        </mrow>
        <mtext> donc </mtext>
        <mrow>
          <mi>b</mi>
          <mo stretchy="false">=</mo>
          <mrow>
            <mn>2</mn>
            <mo stretchy="false">−</mo>
            <mfrac>
              <mn>2</mn>
              <mn>2</mn>
            </mfrac>
          </mrow>
          <mo stretchy="false">=</mo>
          <mn>1</mn>
        </mrow>
      </mrow>
    </mstyle>
    <annotation encoding="StarMath 5.0">color black{ B in (AB) " donc " y_"B"={1}over{2} x_"B" + b " donc " b=2-{2}over{2}=1 }</annotation>
  </semantics>
</math>
</file>

<file path=Object 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72/content.xml><?xml version="1.0" encoding="utf-8"?>
<math xmlns="http://www.w3.org/1998/Math/MathML">
  <semantics>
    <mrow>
      <mstyle color="black">
        <mrow>
          <mrow>
            <mover accent="true">
              <mrow>
                <mi mathvariant="italic">AM</mi>
              </mrow>
              <mo stretchy="false">⃗</mo>
            </mover>
            <mfenced open="(" close=")">
              <mrow>
                <mtable>
                  <mtr>
                    <mtd>
                      <mrow>
                        <mrow>
                          <mi>x</mi>
                          <mo stretchy="false">+</mo>
                          <mrow>
                            <mn>2</mn>
                          </mrow>
                        </mrow>
                      </mrow>
                    </mtd>
                  </mtr>
                  <mtr>
                    <mtd>
                      <mrow>
                        <mi>y</mi>
                      </mrow>
                    </mtd>
                  </mtr>
                </mtable>
              </mrow>
            </mfenced>
          </mrow>
        </mrow>
      </mstyle>
    </mrow>
    <annotation encoding="StarMath 5.0">color black{ widevec {AM} left(matrix{x + {2}  ##  y}right) }</annotation>
  </semantics>
</math>
</file>

<file path=Object 73/content.xml><?xml version="1.0" encoding="utf-8"?>
<math xmlns="http://www.w3.org/1998/Math/MathML" display="block">
  <semantics>
    <mstyle color="black">
      <mrow>
        <mover accent="true">
          <mi mathvariant="italic">AB</mi>
          <mo stretchy="true">⃗</mo>
        </mover>
        <mrow>
          <mo fence="true" stretchy="true">(</mo>
          <mrow>
            <mtable>
              <mtr>
                <mtd>
                  <mn>4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</mstyle>
    <annotation encoding="StarMath 5.0">color black{ widevec {AB} left(matrix{{4}  ##  {2}}right) }</annotation>
  </semantics>
</math>
</file>

<file path=Object 74/content.xml><?xml version="1.0" encoding="utf-8"?>
<math xmlns="http://www.w3.org/1998/Math/MathML" display="block">
  <semantics>
    <mstyle color="black">
      <mrow>
        <mn>2</mn>
        <mrow>
          <mi>x</mi>
          <mo stretchy="false">+</mo>
          <mn>4</mn>
          <mo stretchy="false">−</mo>
          <mn>4</mn>
        </mrow>
        <mrow>
          <mi>y</mi>
          <mo stretchy="false">=</mo>
          <mn>0</mn>
        </mrow>
      </mrow>
    </mstyle>
    <annotation encoding="StarMath 5.0">color black{ 2x+4-4y=0 }</annotation>
  </semantics>
</math>
</file>

<file path=Object 78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row>
                    <mn>2</mn>
                  </mrow>
                </mrow>
              </mtd>
            </mtr>
            <mtr>
              <mtd>
                <mrow>
                  <mrow>
                    <mn>1</mn>
                  </mrow>
                </mrow>
              </mtd>
            </mtr>
          </mtable>
        </mrow>
      </mfenced>
    </mrow>
    <annotation encoding="StarMath 5.0"> vec {u} left(matrix{{2}##{1}}right)</annotation>
  </semantics>
</math>
</file>

<file path=Object 79/content.xml><?xml version="1.0" encoding="utf-8"?>
<math xmlns="http://www.w3.org/1998/Math/MathML">
  <semantics>
    <mrow>
      <mstyle color="black">
        <mrow>
          <mrow>
            <mover accent="true">
              <mrow>
                <mi mathvariant="italic">AM</mi>
              </mrow>
              <mo stretchy="false">⃗</mo>
            </mover>
            <mfenced open="(" close=")">
              <mrow>
                <mtable>
                  <mtr>
                    <mtd>
                      <mrow>
                        <mrow>
                          <mi>x</mi>
                          <mo stretchy="false">+</mo>
                          <mrow>
                            <mn>2</mn>
                          </mrow>
                        </mrow>
                      </mrow>
                    </mtd>
                  </mtr>
                  <mtr>
                    <mtd>
                      <mrow>
                        <mi>y</mi>
                      </mrow>
                    </mtd>
                  </mtr>
                </mtable>
              </mrow>
            </mfenced>
          </mrow>
        </mrow>
      </mstyle>
    </mrow>
    <annotation encoding="StarMath 5.0">color black{ widevec {AM} left(matrix{x + {2}  ##  y}right) }</annotation>
  </semantics>
</math>
</file>

<file path=Object 8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80/content.xml><?xml version="1.0" encoding="utf-8"?>
<math xmlns="http://www.w3.org/1998/Math/MathML">
  <semantics>
    <mrow>
      <mstyle color="black">
        <mrow>
          <mrow>
            <mover accent="true">
              <mrow>
                <mi>u</mi>
              </mrow>
              <mo stretchy="false">⃗</mo>
            </mover>
            <mfenced open="(" close=")">
              <mrow>
                <mtable>
                  <mtr>
                    <mtd>
                      <mrow>
                        <mrow>
                          <mn>2</mn>
                        </mrow>
                      </mrow>
                    </mtd>
                  </mtr>
                  <mtr>
                    <mtd>
                      <mrow>
                        <mrow>
                          <mn>1</mn>
                        </mrow>
                      </mrow>
                    </mtd>
                  </mtr>
                </mtable>
              </mrow>
            </mfenced>
          </mrow>
        </mrow>
      </mstyle>
    </mrow>
    <annotation encoding="StarMath 5.0">color black{ vec {u} left(matrix{{2}##{1}}right) }</annotation>
  </semantics>
</math>
</file>

<file path=Object 82/content.xml><?xml version="1.0" encoding="utf-8"?>
<math xmlns="http://www.w3.org/1998/Math/MathML">
  <semantics>
    <mrow>
      <mrow>
        <mi>y</mi>
        <mo stretchy="false">=</mo>
        <mfrac>
          <mrow>
            <mn>1</mn>
          </mrow>
          <mrow>
            <mn>2</mn>
          </mrow>
        </mfrac>
      </mrow>
      <mrow>
        <mi>x</mi>
        <mo stretchy="false">+</mo>
        <mrow>
          <mn>1</mn>
        </mrow>
      </mrow>
    </mrow>
    <annotation encoding="StarMath 5.0">y = {1}over{2} x + {1}</annotation>
  </semantics>
</math>
</file>

<file path=Object 85/content.xml><?xml version="1.0" encoding="utf-8"?>
<math xmlns="http://www.w3.org/1998/Math/MathML">
  <semantics>
    <mrow>
      <mstyle color="black">
        <mrow>
          <mrow>
            <mrow>
              <mi>y</mi>
              <mo stretchy="false">=</mo>
              <mfrac>
                <mrow>
                  <mn>1</mn>
                </mrow>
                <mrow>
                  <mn>2</mn>
                </mrow>
              </mfrac>
            </mrow>
            <mrow>
              <mi>x</mi>
              <mo stretchy="false">+</mo>
              <mi>b</mi>
            </mrow>
          </mrow>
        </mrow>
      </mstyle>
    </mrow>
    <annotation encoding="StarMath 5.0">color black{ y =  {1}over{2} x + b }</annotation>
  </semantics>
</math>
</file>

<file path=Object 86/content.xml><?xml version="1.0" encoding="utf-8"?>
<math xmlns="http://www.w3.org/1998/Math/MathML" display="block">
  <semantics>
    <mstyle color="black">
      <mrow>
        <mrow>
          <msub>
            <mi>y</mi>
            <mi>C</mi>
          </msub>
          <mo stretchy="false">=</mo>
          <mfrac>
            <mn>1</mn>
            <mn>2</mn>
          </mfrac>
        </mrow>
        <mrow>
          <msub>
            <mi>x</mi>
            <mi>C</mi>
          </msub>
          <mo stretchy="false">+</mo>
          <mi>b</mi>
        </mrow>
      </mrow>
    </mstyle>
    <annotation encoding="StarMath 5.0">color black{ y_C = {1}over{2} x_C + b }</annotation>
  </semantics>
</math>
</file>

<file path=Object 87/content.xml><?xml version="1.0" encoding="utf-8"?>
<math xmlns="http://www.w3.org/1998/Math/MathML" display="block">
  <semantics>
    <mstyle color="black">
      <mrow>
        <mi>b</mi>
        <mo stretchy="false">=</mo>
        <mrow>
          <mn>0</mn>
          <mo stretchy="false">−</mo>
          <mrow>
            <mfrac>
              <mn>1</mn>
              <mn>2</mn>
            </mfrac>
            <mo stretchy="false">×</mo>
            <mn>1</mn>
          </mrow>
        </mrow>
        <mo stretchy="false">=</mo>
        <mrow>
          <mo stretchy="false">−</mo>
          <mfrac>
            <mn>1</mn>
            <mn>2</mn>
          </mfrac>
        </mrow>
      </mrow>
    </mstyle>
    <annotation encoding="StarMath 5.0">color black{ b = {0} - {1}over{2} times {1} = - {1 over 2} }</annotation>
  </semantics>
</math>
</file>

<file path=Object 88/content.xml><?xml version="1.0" encoding="utf-8"?>
<math xmlns="http://www.w3.org/1998/Math/MathML">
  <semantics>
    <mrow>
      <mstyle color="black">
        <mrow>
          <mrow>
            <mrow>
              <mi>y</mi>
              <mo stretchy="false">=</mo>
              <mfrac>
                <mrow>
                  <mn>1</mn>
                </mrow>
                <mrow>
                  <mn>2</mn>
                </mrow>
              </mfrac>
            </mrow>
            <mrow>
              <mi>x</mi>
              <mo stretchy="false">−</mo>
              <mfrac>
                <mrow>
                  <mn>1</mn>
                </mrow>
                <mrow>
                  <mn>2</mn>
                </mrow>
              </mfrac>
            </mrow>
          </mrow>
        </mrow>
      </mstyle>
    </mrow>
    <annotation encoding="StarMath 5.0">color black{ y = {1}over{2} x - {1}over{2} }</annotation>
  </semantics>
</math>
</file>